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paragraph-rsid="00187e80" style:font-size-asian="14pt" style:font-size-complex="14pt"/>
    </style:style>
    <style:style style:name="P2" style:family="paragraph" style:parent-style-name="Standard">
      <style:paragraph-properties fo:text-align="justify" style:justify-single-word="false"/>
      <style:text-properties style:font-name="Liberation Serif" fo:font-size="14pt" fo:font-weight="bold" officeooo:rsid="0010125d" officeooo:paragraph-rsid="0010125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style:font-name="Liberation Serif" fo:font-size="14pt" fo:font-weight="normal" officeooo:rsid="000e7b79" officeooo:paragraph-rsid="000e7b79"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Liberation Serif" fo:font-size="14pt" fo:font-weight="normal" officeooo:rsid="000e7b79" officeooo:paragraph-rsid="000ff173"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fo:font-weight="normal" officeooo:rsid="0010125d" officeooo:paragraph-rsid="001f70fe"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Liberation Serif" fo:font-size="14pt" fo:font-weight="normal" officeooo:rsid="0010125d" officeooo:paragraph-rsid="002bb81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Liberation Serif" fo:font-size="14pt" fo:font-weight="normal" officeooo:rsid="0010125d" officeooo:paragraph-rsid="002d8efa"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font-name="Liberation Serif" fo:font-size="14pt" fo:font-weight="normal" officeooo:rsid="0010125d" officeooo:paragraph-rsid="002f4511"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style:font-name="Liberation Serif" fo:font-size="14pt" fo:font-weight="normal" officeooo:rsid="00117470" officeooo:paragraph-rsid="0011747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erif" fo:font-size="14pt" fo:font-weight="normal" officeooo:rsid="002bb81b" officeooo:paragraph-rsid="002bb81b"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style:font-name="Liberation Serif" fo:font-size="14pt" fo:font-weight="normal" officeooo:rsid="003160d2" officeooo:paragraph-rsid="003160d2"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style:font-name="Liberation Serif" fo:font-size="14pt" fo:font-style="italic" fo:font-weight="normal" officeooo:rsid="000e7b79" officeooo:paragraph-rsid="000e7b79" style:font-size-asian="14pt" style:font-style-asian="italic" style:font-weight-asian="normal" style:font-size-complex="14pt" style:font-style-complex="italic" style:font-weight-complex="normal"/>
    </style:style>
    <style:style style:name="P14" style:family="paragraph" style:parent-style-name="Standard">
      <style:paragraph-properties fo:text-align="justify" style:justify-single-word="false"/>
      <style:text-properties style:font-name="Liberation Serif" fo:font-size="16pt" style:font-size-asian="16pt" style:font-size-complex="16pt"/>
    </style:style>
    <style:style style:name="P15" style:family="paragraph" style:parent-style-name="Standard">
      <style:paragraph-properties fo:text-align="justify" style:justify-single-word="false"/>
      <style:text-properties officeooo:paragraph-rsid="0010125d"/>
    </style:style>
    <style:style style:name="P16" style:family="paragraph" style:parent-style-name="Standard">
      <style:paragraph-properties fo:text-align="justify" style:justify-single-word="false"/>
      <style:text-properties officeooo:paragraph-rsid="000e7b79"/>
    </style:style>
    <style:style style:name="P17" style:family="paragraph" style:parent-style-name="Standard">
      <style:paragraph-properties fo:text-align="justify" style:justify-single-word="false"/>
      <style:text-properties officeooo:paragraph-rsid="00187e80"/>
    </style:style>
    <style:style style:name="P18" style:family="paragraph" style:parent-style-name="Standard">
      <style:paragraph-properties fo:text-align="justify" style:justify-single-word="false"/>
      <style:text-properties officeooo:paragraph-rsid="00299cc2"/>
    </style:style>
    <style:style style:name="P19" style:family="paragraph" style:parent-style-name="Standard">
      <style:paragraph-properties fo:text-align="justify" style:justify-single-word="false"/>
      <style:text-properties officeooo:paragraph-rsid="002f68fc"/>
    </style:style>
    <style:style style:name="P20" style:family="paragraph" style:parent-style-name="Standard">
      <style:paragraph-properties fo:text-align="justify" style:justify-single-word="false"/>
      <style:text-properties officeooo:paragraph-rsid="003160d2"/>
    </style:style>
    <style:style style:name="P21" style:family="paragraph" style:parent-style-name="Standard">
      <style:paragraph-properties fo:text-align="justify" style:justify-single-word="false"/>
      <style:text-properties officeooo:paragraph-rsid="00117470"/>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itle">
      <style:text-properties style:font-name="Liberation Serif"/>
    </style:style>
    <style:style style:name="P26" style:family="paragraph" style:parent-style-name="Header">
      <style:paragraph-properties fo:text-align="end" style:justify-single-word="false"/>
    </style:style>
    <style:style style:name="P27" style:family="paragraph" style:parent-style-name="Heading_20_1">
      <style:text-properties style:font-name="Liberation Serif"/>
    </style:style>
    <style:style style:name="P28" style:family="paragraph" style:parent-style-name="Heading_20_2">
      <style:text-properties style:font-name="Liberation Serif"/>
    </style:style>
    <style:style style:name="P29" style:family="paragraph" style:parent-style-name="Heading_20_3">
      <style:text-properties style:font-name="Liberation Serif"/>
    </style:style>
    <style:style style:name="P30" style:family="paragraph" style:parent-style-name="Standard" style:list-style-name="L1">
      <style:paragraph-properties fo:text-align="justify" style:justify-single-word="false"/>
      <style:text-properties style:font-name="Liberation Serif" fo:font-size="14pt" fo:font-weight="normal" officeooo:rsid="000e7b79" officeooo:paragraph-rsid="000e7b79" style:font-size-asian="14pt" style:font-weight-asian="normal" style:font-size-complex="14pt" style:font-weight-complex="normal"/>
    </style:style>
    <style:style style:name="P31" style:family="paragraph" style:parent-style-name="Standard" style:list-style-name="L2">
      <style:paragraph-properties fo:text-align="justify" style:justify-single-word="false"/>
      <style:text-properties style:font-name="Liberation Serif" fo:font-size="14pt" fo:font-weight="normal" officeooo:rsid="000e7b79" officeooo:paragraph-rsid="000e7b79" style:font-size-asian="14pt" style:font-weight-asian="normal" style:font-size-complex="14pt" style:font-weight-complex="normal"/>
    </style:style>
    <style:style style:name="P32" style:family="paragraph" style:parent-style-name="Standard" style:list-style-name="L3">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33" style:family="paragraph" style:parent-style-name="Standard" style:list-style-name="L4">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34" style:family="paragraph" style:parent-style-name="Standard" style:list-style-name="L5">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35" style:family="paragraph" style:parent-style-name="Standard" style:list-style-name="L6">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37" style:family="paragraph" style:parent-style-name="Standard" style:list-style-name="L7">
      <style:paragraph-properties fo:text-align="justify" style:justify-single-word="false"/>
      <style:text-properties style:font-name="Liberation Serif" fo:font-size="14pt" fo:font-weight="normal" officeooo:rsid="00117470" officeooo:paragraph-rsid="00117470" style:font-size-asian="12.25pt" style:font-weight-asian="normal" style:font-size-complex="14pt" style:font-weight-complex="normal"/>
    </style:style>
    <style:style style:name="P38" style:family="paragraph" style:parent-style-name="Standard" style:list-style-name="L8">
      <style:paragraph-properties fo:text-align="justify" style:justify-single-word="false"/>
      <style:text-properties style:font-name="Liberation Serif" fo:font-size="14pt" fo:font-weight="normal" officeooo:rsid="00117470" officeooo:paragraph-rsid="00117470"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style:font-name="Liberation Serif" fo:font-size="14pt" fo:font-weight="normal" officeooo:rsid="00117470" officeooo:paragraph-rsid="00117470" style:font-size-asian="12.25pt" style:font-weight-asian="normal" style:font-size-complex="14pt" style:font-weight-complex="normal"/>
    </style:style>
    <style:style style:name="P40" style:family="paragraph" style:parent-style-name="Standard" style:list-style-name="L2">
      <style:paragraph-properties fo:text-align="justify" style:justify-single-word="false"/>
      <style:text-properties officeooo:paragraph-rsid="000e7b79"/>
    </style:style>
    <style:style style:name="P41" style:family="paragraph" style:parent-style-name="Standard" style:list-style-name="L4">
      <style:paragraph-properties fo:text-align="justify" style:justify-single-word="false"/>
      <style:text-properties officeooo:paragraph-rsid="0010125d"/>
    </style:style>
    <style:style style:name="P42" style:family="paragraph" style:parent-style-name="Standard" style:list-style-name="L5">
      <style:paragraph-properties fo:text-align="justify" style:justify-single-word="false"/>
      <style:text-properties officeooo:paragraph-rsid="0010125d"/>
    </style:style>
    <style:style style:name="P43" style:family="paragraph" style:parent-style-name="Standard" style:list-style-name="L8">
      <style:paragraph-properties fo:text-align="justify" style:justify-single-word="false"/>
      <style:text-properties officeooo:paragraph-rsid="00117470"/>
    </style:style>
    <style:style style:name="P44" style:family="paragraph" style:parent-style-name="Standard">
      <style:paragraph-properties fo:text-align="justify" style:justify-single-word="false"/>
      <style:text-properties officeooo:paragraph-rsid="0010125d"/>
    </style:style>
    <style:style style:name="T1" style:family="text">
      <style:text-properties officeooo:rsid="000e7b79"/>
    </style:style>
    <style:style style:name="T2" style:family="text">
      <style:text-properties style:font-name="Liberation Serif"/>
    </style:style>
    <style:style style:name="T3" style:family="text">
      <style:text-properties style:font-name="Liberation Serif" fo:font-size="14pt" fo:font-weight="normal" officeooo:rsid="0010125d" style:font-size-asian="12.25pt" style:font-weight-asian="normal" style:font-size-complex="14pt" style:font-weight-complex="normal"/>
    </style:style>
    <style:style style:name="T4" style:family="text">
      <style:text-properties style:font-name="Liberation Serif" fo:font-size="14pt" fo:font-weight="normal" officeooo:rsid="00117470" style:font-size-asian="12.25pt" style:font-weight-asian="normal" style:font-size-complex="14pt" style:font-weight-complex="normal"/>
    </style:style>
    <style:style style:name="T5" style:family="text">
      <style:text-properties style:font-name="Liberation Serif" fo:font-size="14pt" fo:font-weight="normal" officeooo:rsid="00122422" style:font-size-asian="12.25pt" style:font-weight-asian="normal" style:font-size-complex="14pt" style:font-weight-complex="normal"/>
    </style:style>
    <style:style style:name="T6" style:family="text">
      <style:text-properties style:font-name="Liberation Serif" fo:font-size="14pt" fo:font-weight="normal" officeooo:rsid="00130ccd" style:font-size-asian="12.25pt" style:font-weight-asian="normal" style:font-size-complex="14pt" style:font-weight-complex="normal"/>
    </style:style>
    <style:style style:name="T7" style:family="text">
      <style:text-properties style:font-name="Liberation Serif" fo:font-size="14pt" fo:font-weight="normal" officeooo:rsid="00187e80" style:font-size-asian="12.25pt" style:font-weight-asian="normal" style:font-size-complex="14pt" style:font-weight-complex="normal"/>
    </style:style>
    <style:style style:name="T8" style:family="text">
      <style:text-properties style:font-name="Liberation Serif" fo:font-size="14pt" fo:font-weight="normal" officeooo:rsid="0018b720" style:font-size-asian="12.25pt" style:font-weight-asian="normal" style:font-size-complex="14pt" style:font-weight-complex="normal"/>
    </style:style>
    <style:style style:name="T9" style:family="text">
      <style:text-properties style:font-name="Liberation Serif" fo:font-size="14pt" fo:font-weight="normal" officeooo:rsid="001dc4ee" style:font-size-asian="12.25pt" style:font-weight-asian="normal" style:font-size-complex="14pt" style:font-weight-complex="normal"/>
    </style:style>
    <style:style style:name="T10" style:family="text">
      <style:text-properties style:font-name="Liberation Serif" fo:font-size="14pt" fo:font-weight="normal" officeooo:rsid="002750ad" style:font-size-asian="12.25pt" style:font-weight-asian="normal" style:font-size-complex="14pt" style:font-weight-complex="normal"/>
    </style:style>
    <style:style style:name="T11" style:family="text">
      <style:text-properties style:font-name="Liberation Serif" fo:font-size="14pt" fo:font-weight="normal" officeooo:rsid="0028c984" style:font-size-asian="12.25pt" style:font-weight-asian="normal" style:font-size-complex="14pt" style:font-weight-complex="normal"/>
    </style:style>
    <style:style style:name="T12" style:family="text">
      <style:text-properties style:font-name="Liberation Serif" fo:font-size="14pt" fo:font-weight="normal" officeooo:rsid="00299cc2" style:font-size-asian="12.25pt" style:font-weight-asian="normal" style:font-size-complex="14pt" style:font-weight-complex="normal"/>
    </style:style>
    <style:style style:name="T13" style:family="text">
      <style:text-properties style:font-name="Liberation Serif" fo:font-size="14pt" fo:font-weight="normal" officeooo:rsid="002ab505" style:font-size-asian="12.25pt" style:font-weight-asian="normal" style:font-size-complex="14pt" style:font-weight-complex="normal"/>
    </style:style>
    <style:style style:name="T14" style:family="text">
      <style:text-properties style:font-name="Liberation Serif" fo:font-size="14pt" fo:font-weight="normal" officeooo:rsid="002ba762" style:font-size-asian="12.25pt" style:font-weight-asian="normal" style:font-size-complex="14pt" style:font-weight-complex="normal"/>
    </style:style>
    <style:style style:name="T15" style:family="text">
      <style:text-properties style:font-name="Liberation Serif" fo:font-size="14pt" fo:font-weight="normal" officeooo:rsid="002bb81b" style:font-size-asian="12.25pt" style:font-weight-asian="normal" style:font-size-complex="14pt" style:font-weight-complex="normal"/>
    </style:style>
    <style:style style:name="T16" style:family="text">
      <style:text-properties style:font-name="Liberation Serif" fo:font-size="14pt" fo:font-weight="normal" officeooo:rsid="002d8efa" style:font-size-asian="12.25pt" style:font-weight-asian="normal" style:font-size-complex="14pt" style:font-weight-complex="normal"/>
    </style:style>
    <style:style style:name="T17" style:family="text">
      <style:text-properties style:font-name="Liberation Serif" fo:font-size="14pt" fo:font-weight="normal" officeooo:rsid="002f68fc" style:font-size-asian="12.25pt" style:font-weight-asian="normal" style:font-size-complex="14pt" style:font-weight-complex="normal"/>
    </style:style>
    <style:style style:name="T18" style:family="text">
      <style:text-properties style:font-name="Liberation Serif" fo:font-size="14pt" fo:font-weight="normal" officeooo:rsid="0030c83f" style:font-size-asian="12.25pt" style:font-weight-asian="normal" style:font-size-complex="14pt" style:font-weight-complex="normal"/>
    </style:style>
    <style:style style:name="T19" style:family="text">
      <style:text-properties style:font-name="Liberation Serif" fo:font-size="14pt" fo:font-weight="normal" officeooo:rsid="003160d2" style:font-size-asian="12.25pt" style:font-weight-asian="normal" style:font-size-complex="14pt" style:font-weight-complex="normal"/>
    </style:style>
    <style:style style:name="T20" style:family="text">
      <style:text-properties style:font-name="Liberation Serif" fo:font-size="14pt" fo:font-weight="normal" officeooo:rsid="00326b02" style:font-size-asian="12.25pt" style:font-weight-asian="normal" style:font-size-complex="14pt" style:font-weight-complex="normal"/>
    </style:style>
    <style:style style:name="T21" style:family="text">
      <style:text-properties style:font-name="Liberation Serif" fo:font-size="14pt" fo:font-weight="normal" officeooo:rsid="0032f278" style:font-size-asian="12.25pt" style:font-weight-asian="normal" style:font-size-complex="14pt" style:font-weight-complex="normal"/>
    </style:style>
    <style:style style:name="T22" style:family="text">
      <style:text-properties style:font-name="Liberation Serif" fo:font-size="14pt" fo:font-weight="normal" officeooo:rsid="000e7b79" style:font-size-asian="14pt" style:font-weight-asian="normal" style:font-size-complex="14pt" style:font-weight-complex="normal"/>
    </style:style>
    <style:style style:name="T23" style:family="text">
      <style:text-properties style:font-name="Liberation Serif" fo:font-size="14pt" fo:font-weight="normal" officeooo:rsid="00122422" style:font-size-asian="14pt" style:font-weight-asian="normal" style:font-size-complex="14pt" style:font-weight-complex="normal"/>
    </style:style>
    <style:style style:name="T24" style:family="text">
      <style:text-properties style:font-name="Liberation Serif" fo:font-size="14pt" fo:font-weight="normal" officeooo:rsid="0023fb6c" style:font-size-asian="14pt" style:font-weight-asian="normal" style:font-size-complex="14pt" style:font-weight-complex="normal"/>
    </style:style>
    <style:style style:name="T25" style:family="text">
      <style:text-properties style:font-name="Liberation Serif" fo:font-size="14pt" fo:font-weight="normal" officeooo:rsid="00259961" style:font-size-asian="14pt" style:font-weight-asian="normal" style:font-size-complex="14pt" style:font-weight-complex="normal"/>
    </style:style>
    <style:style style:name="T26" style:family="text">
      <style:text-properties style:font-name="Liberation Serif" fo:font-size="14pt" fo:font-weight="bold" officeooo:rsid="00117470" style:font-size-asian="12.25pt" style:font-weight-asian="bold" style:font-size-complex="14pt" style:font-weight-complex="bold"/>
    </style:style>
    <style:style style:name="T27" style:family="text">
      <style:text-properties style:font-name="Liberation Serif" fo:font-size="14pt" fo:font-weight="bold" officeooo:rsid="0010125d" style:font-size-asian="12.25pt" style:font-weight-asian="bold" style:font-size-complex="14pt" style:font-weight-complex="bold"/>
    </style:style>
    <style:style style:name="T28" style:family="text">
      <style:text-properties style:font-name="Liberation Serif" fo:font-size="14pt" style:font-size-asian="14pt" style:font-size-complex="14pt"/>
    </style:style>
    <style:style style:name="T29" style:family="text">
      <style:text-properties style:font-name="Liberation Serif" fo:font-size="14pt" officeooo:rsid="002233ba" style:font-size-asian="14pt" style:font-size-complex="14pt"/>
    </style:style>
    <style:style style:name="T30" style:family="text">
      <style:text-properties fo:font-weight="bold" style:font-weight-asian="bold" style:font-weight-complex="bold"/>
    </style:style>
    <style:style style:name="T31" style:family="text">
      <style:text-properties fo:font-size="16pt" fo:font-weight="bold" style:font-size-asian="16pt" style:font-weight-asian="bold" style:font-size-complex="16pt" style:font-weight-complex="bold"/>
    </style:style>
    <style:style style:name="T32" style:family="text">
      <style:text-properties officeooo:rsid="00117470"/>
    </style:style>
    <style:style style:name="T33" style:family="text">
      <style:text-properties officeooo:rsid="001192a6"/>
    </style:style>
    <style:style style:name="T34" style:family="text">
      <style:text-properties officeooo:rsid="00130ccd"/>
    </style:style>
    <style:style style:name="T35" style:family="text">
      <style:text-properties fo:font-size="14pt" officeooo:rsid="0010125d" style:font-size-asian="12.25pt" style:font-size-complex="14pt"/>
    </style:style>
    <style:style style:name="T36" style:family="text">
      <style:text-properties fo:font-size="14pt" officeooo:rsid="00122422" style:font-size-asian="12.25pt" style:font-size-complex="14pt"/>
    </style:style>
    <style:style style:name="T37" style:family="text">
      <style:text-properties officeooo:rsid="001be3f9"/>
    </style:style>
    <style:style style:name="T38" style:family="text">
      <style:text-properties officeooo:rsid="001be4a7"/>
    </style:style>
    <style:style style:name="T39" style:family="text">
      <style:text-properties officeooo:rsid="001f70fe"/>
    </style:style>
    <style:style style:name="T40" style:family="text">
      <style:text-properties officeooo:rsid="00214e41"/>
    </style:style>
    <style:style style:name="T41" style:family="text">
      <style:text-properties officeooo:rsid="002152ec"/>
    </style:style>
    <style:style style:name="T42" style:family="text">
      <style:text-properties officeooo:rsid="002233ba"/>
    </style:style>
    <style:style style:name="T43" style:family="text">
      <style:text-properties officeooo:rsid="00259961"/>
    </style:style>
    <style:style style:name="T44" style:family="text">
      <style:text-properties officeooo:rsid="00262bdf"/>
    </style:style>
    <style:style style:name="T45" style:family="text">
      <style:text-properties officeooo:rsid="002750ad"/>
    </style:style>
    <style:style style:name="T46" style:family="text">
      <style:text-properties officeooo:rsid="002ab505"/>
    </style:style>
    <style:style style:name="T47" style:family="text">
      <style:text-properties officeooo:rsid="002b3297"/>
    </style:style>
    <style:style style:name="T48" style:family="text">
      <style:text-properties officeooo:rsid="002b75a4"/>
    </style:style>
    <style:style style:name="T49" style:family="text">
      <style:text-properties fo:font-style="italic" style:font-style-asian="italic" style:font-style-complex="italic"/>
    </style:style>
    <style:style style:name="T50" style:family="text">
      <style:text-properties officeooo:rsid="002bb81b"/>
    </style:style>
    <style:style style:name="T51" style:family="text">
      <style:text-properties officeooo:rsid="002d8efa"/>
    </style:style>
    <style:style style:name="T52" style:family="text">
      <style:text-properties officeooo:rsid="002f4511"/>
    </style:style>
    <style:style style:name="T53" style:family="text">
      <style:text-properties officeooo:rsid="002f68fc"/>
    </style:style>
    <style:style style:name="T54" style:family="text">
      <style:text-properties officeooo:rsid="0030c83f"/>
    </style:style>
    <style:style style:name="T55" style:family="text">
      <style:text-properties officeooo:rsid="003494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ject U</text:p>
      <text:p text:style-name="P14"/>
      <text:p text:style-name="P1">Th<text:span text:style-name="T1">is document details my </text:span>involvement in what I am calling 'Project U'. Viewed from a certain perspective, Project U is a charitable endeavour operated primarily by <text:span text:style-name="T42">a </text:span><text:a xlink:type="simple" xlink:href="#2.The Network|outline" text:style-name="Internet_20_link" text:visited-style-name="Visited_20_Internet_20_Link"><text:span text:style-name="T42">network</text:span></text:a><text:span text:style-name="T42"> </text:span>entities in the private sector. Individuals are selected at a young age, and are subsequently helped throughout their life in a <text:a xlink:type="simple" xlink:href="#3.Methods of Help|outline" text:style-name="Internet_20_link" text:visited-style-name="Visited_20_Internet_20_Link">variety of ways</text:a> to help them become successful with the hope that they will go on to achieve great things. Whilst some of the methods used to help are uncontroversial there are others which would certainly be considered illegal and dangerous. <text:s/>It is of upmost importance that the details of this secretive project become public knowledge as the technologies involved have an extreme potential for misuse. It is no understatement that they pose a grave threat to humanity with the potential to allow a minority to exert an extreme level of behavioural control over the rest of the population in the best case, and in the worst case the technology can be weaponised and used as a tool to commit mass murder &amp; genocide. </text:p>
      <text:p text:style-name="P1"/>
      <text:p text:style-name="P17"><text:span text:style-name="T28">My knowledge of the project comes from having been selected as an individual to receive help. I had no idea of that fact up until around 3 years ago. Since then I have learned more and more about what the project is and what has been done to me. The </text:span><text:a xlink:type="simple" xlink:href="#5.0.16.Q4 2021 |outline" text:style-name="Internet_20_link" text:visited-style-name="Visited_20_Internet_20_Link"><text:span text:style-name="T28">last few months</text:span></text:a><text:span text:style-name="T28"> in particular have been illuminating in terms of not only understanding the negative implications of this project to me as an individual but how events will most likely unfold in the near future if the project is allowed to continue </text:span><text:span text:style-name="T29">unimpeded</text:span><text:span text:style-name="T28">. Given what I now know I have no choice but to act. My aim is to build as detailed of an account as possible so people can understand the potential threat this project poses. I hope to spread this information as far as possible to raise awareness and to hopefully find individuals who can help me obtain the definitive proof needed to take this story to national media outlets. If what I believe is true, that proof can quickly and easily be obtained.</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352_70437237" text:style-name="Index_20_Link" text:visited-style-name="Index_20_Link">What is Project U?<text:tab/>3</text:a></text:p>
          <text:p text:style-name="P23"><text:a xlink:type="simple" xlink:href="#__RefHeading___Toc1354_70437237" text:style-name="Index_20_Link" text:visited-style-name="Index_20_Link">Aims of the project<text:tab/>4</text:a></text:p>
          <text:p text:style-name="P24"><text:a xlink:type="simple" xlink:href="#__RefHeading___Toc1356_70437237" text:style-name="Index_20_Link" text:visited-style-name="Index_20_Link">Providing help to the individual<text:tab/>4</text:a></text:p>
          <text:p text:style-name="P24"><text:a xlink:type="simple" xlink:href="#__RefHeading___Toc1358_70437237" text:style-name="Index_20_Link" text:visited-style-name="Index_20_Link">Enhancing and improving behavioural control techniques<text:tab/>4</text:a></text:p>
          <text:p text:style-name="P24"><text:a xlink:type="simple" xlink:href="#__RefHeading___Toc1360_70437237" text:style-name="Index_20_Link" text:visited-style-name="Index_20_Link">Test bed for technologies<text:tab/>5</text:a></text:p>
          <text:p text:style-name="P24"><text:a xlink:type="simple" xlink:href="#__RefHeading___Toc1362_70437237" text:style-name="Index_20_Link" text:visited-style-name="Index_20_Link">Data harvesting<text:tab/>5</text:a></text:p>
          <text:p text:style-name="P24"><text:a xlink:type="simple" xlink:href="#__RefHeading___Toc1364_70437237" text:style-name="Index_20_Link" text:visited-style-name="Index_20_Link">Increasing belief in God<text:tab/>6</text:a></text:p>
          <text:p text:style-name="P23"><text:a xlink:type="simple" xlink:href="#__RefHeading___Toc1366_70437237" text:style-name="Index_20_Link" text:visited-style-name="Index_20_Link">The Secret<text:tab/>7</text:a></text:p>
          <text:p text:style-name="P23"><text:a xlink:type="simple" xlink:href="#__RefHeading___Toc1368_70437237" text:style-name="Index_20_Link" text:visited-style-name="Index_20_Link">Automation<text:tab/>7</text:a></text:p>
          <text:p text:style-name="P23"><text:a xlink:type="simple" xlink:href="#__RefHeading___Toc1370_70437237" text:style-name="Index_20_Link" text:visited-style-name="Index_20_Link">Positive aspects of Project U<text:tab/>8</text:a></text:p>
          <text:p text:style-name="P23"><text:a xlink:type="simple" xlink:href="#__RefHeading___Toc1372_70437237" text:style-name="Index_20_Link" text:visited-style-name="Index_20_Link">What's wrong with Project U<text:tab/>8</text:a></text:p>
          <text:p text:style-name="P22"><text:soft-page-break/><text:a xlink:type="simple" xlink:href="#__RefHeading___Toc1374_70437237" text:style-name="Index_20_Link" text:visited-style-name="Index_20_Link">The Network<text:tab/>9</text:a></text:p>
          <text:p text:style-name="P23"><text:a xlink:type="simple" xlink:href="#__RefHeading___Toc1376_70437237" text:style-name="Index_20_Link" text:visited-style-name="Index_20_Link">Primary inferences<text:tab/>10</text:a></text:p>
          <text:p text:style-name="P23"><text:a xlink:type="simple" xlink:href="#__RefHeading___Toc1378_70437237" text:style-name="Index_20_Link" text:visited-style-name="Index_20_Link">Secondary inferences<text:tab/>11</text:a></text:p>
          <text:p text:style-name="P23"><text:a xlink:type="simple" xlink:href="#__RefHeading___Toc1380_70437237" text:style-name="Index_20_Link" text:visited-style-name="Index_20_Link">Divisions<text:tab/>12</text:a></text:p>
          <text:p text:style-name="P23"><text:a xlink:type="simple" xlink:href="#__RefHeading___Toc1382_70437237" text:style-name="Index_20_Link" text:visited-style-name="Index_20_Link">Religious belief<text:tab/>12</text:a></text:p>
          <text:p text:style-name="P23"><text:a xlink:type="simple" xlink:href="#__RefHeading___Toc1384_70437237" text:style-name="Index_20_Link" text:visited-style-name="Index_20_Link">Self delusions<text:tab/>12</text:a></text:p>
          <text:p text:style-name="P23"><text:a xlink:type="simple" xlink:href="#__RefHeading___Toc1386_70437237" text:style-name="Index_20_Link" text:visited-style-name="Index_20_Link">Technological capabilities<text:tab/>13</text:a></text:p>
          <text:p text:style-name="P22"><text:a xlink:type="simple" xlink:href="#__RefHeading___Toc1388_70437237" text:style-name="Index_20_Link" text:visited-style-name="Index_20_Link">Methods of Help<text:tab/>15</text:a></text:p>
          <text:p text:style-name="P23"><text:a xlink:type="simple" xlink:href="#__RefHeading___Toc1390_70437237" text:style-name="Index_20_Link" text:visited-style-name="Index_20_Link">Human modifications<text:tab/>16</text:a></text:p>
          <text:p text:style-name="P24"><text:a xlink:type="simple" xlink:href="#__RefHeading___Toc1392_70437237" text:style-name="Index_20_Link" text:visited-style-name="Index_20_Link">Neural interface device<text:tab/>16</text:a></text:p>
          <text:p text:style-name="P24"><text:a xlink:type="simple" xlink:href="#__RefHeading___Toc1394_70437237" text:style-name="Index_20_Link" text:visited-style-name="Index_20_Link">What for<text:tab/>16</text:a></text:p>
          <text:p text:style-name="P24"><text:a xlink:type="simple" xlink:href="#__RefHeading___Toc1396_70437237" text:style-name="Index_20_Link" text:visited-style-name="Index_20_Link">How do I know<text:tab/>16</text:a></text:p>
          <text:p text:style-name="P24"><text:a xlink:type="simple" xlink:href="#__RefHeading___Toc1398_70437237" text:style-name="Index_20_Link" text:visited-style-name="Index_20_Link">Negative effects<text:tab/>16</text:a></text:p>
          <text:p text:style-name="P23"><text:a xlink:type="simple" xlink:href="#__RefHeading___Toc1400_70437237" text:style-name="Index_20_Link" text:visited-style-name="Index_20_Link">Blood transfusions<text:tab/>17</text:a></text:p>
          <text:p text:style-name="P24"><text:a xlink:type="simple" xlink:href="#__RefHeading___Toc1402_70437237" text:style-name="Index_20_Link" text:visited-style-name="Index_20_Link">What for<text:tab/>17</text:a></text:p>
          <text:p text:style-name="P24"><text:a xlink:type="simple" xlink:href="#__RefHeading___Toc1404_70437237" text:style-name="Index_20_Link" text:visited-style-name="Index_20_Link">How do I know<text:tab/>17</text:a></text:p>
          <text:p text:style-name="P24"><text:a xlink:type="simple" xlink:href="#__RefHeading___Toc1406_70437237" text:style-name="Index_20_Link" text:visited-style-name="Index_20_Link">Negative effects<text:tab/>18</text:a></text:p>
          <text:p text:style-name="P23"><text:a xlink:type="simple" xlink:href="#__RefHeading___Toc1408_70437237" text:style-name="Index_20_Link" text:visited-style-name="Index_20_Link">Brain altering treatments<text:tab/>18</text:a></text:p>
          <text:p text:style-name="P24"><text:a xlink:type="simple" xlink:href="#__RefHeading___Toc1410_70437237" text:style-name="Index_20_Link" text:visited-style-name="Index_20_Link">What for<text:tab/>18</text:a></text:p>
          <text:p text:style-name="P24"><text:a xlink:type="simple" xlink:href="#__RefHeading___Toc1412_70437237" text:style-name="Index_20_Link" text:visited-style-name="Index_20_Link">How do I know<text:tab/>18</text:a></text:p>
          <text:p text:style-name="P24"><text:a xlink:type="simple" xlink:href="#__RefHeading___Toc1414_70437237" text:style-name="Index_20_Link" text:visited-style-name="Index_20_Link">Negative effects<text:tab/>18</text:a></text:p>
          <text:p text:style-name="P23"><text:a xlink:type="simple" xlink:href="#__RefHeading___Toc1416_70437237" text:style-name="Index_20_Link" text:visited-style-name="Index_20_Link">Slow release substance delivery device<text:tab/>19</text:a></text:p>
          <text:p text:style-name="P24"><text:a xlink:type="simple" xlink:href="#__RefHeading___Toc1418_70437237" text:style-name="Index_20_Link" text:visited-style-name="Index_20_Link">What for<text:tab/>19</text:a></text:p>
          <text:p text:style-name="P24"><text:a xlink:type="simple" xlink:href="#__RefHeading___Toc1420_70437237" text:style-name="Index_20_Link" text:visited-style-name="Index_20_Link">How do I know<text:tab/>19</text:a></text:p>
          <text:p text:style-name="P24"><text:a xlink:type="simple" xlink:href="#__RefHeading___Toc1422_70437237" text:style-name="Index_20_Link" text:visited-style-name="Index_20_Link">Negative effects<text:tab/>19</text:a></text:p>
          <text:p text:style-name="P23"><text:a xlink:type="simple" xlink:href="#__RefHeading___Toc1424_70437237" text:style-name="Index_20_Link" text:visited-style-name="Index_20_Link">Genetic modification<text:tab/>19</text:a></text:p>
          <text:p text:style-name="P24"><text:a xlink:type="simple" xlink:href="#__RefHeading___Toc1426_70437237" text:style-name="Index_20_Link" text:visited-style-name="Index_20_Link">How do I know<text:tab/>20</text:a></text:p>
          <text:p text:style-name="P24"><text:a xlink:type="simple" xlink:href="#__RefHeading___Toc1428_70437237" text:style-name="Index_20_Link" text:visited-style-name="Index_20_Link">Negative effects<text:tab/>20</text:a></text:p>
          <text:p text:style-name="P23"><text:a xlink:type="simple" xlink:href="#__RefHeading___Toc1430_70437237" text:style-name="Index_20_Link" text:visited-style-name="Index_20_Link">God is watching<text:tab/>20</text:a></text:p>
          <text:p text:style-name="P24"><text:a xlink:type="simple" xlink:href="#__RefHeading___Toc1432_70437237" text:style-name="Index_20_Link" text:visited-style-name="Index_20_Link">Thought police<text:tab/>20</text:a></text:p>
          <text:p text:style-name="P23"><text:a xlink:type="simple" xlink:href="#__RefHeading___Toc1434_70437237" text:style-name="Index_20_Link" text:visited-style-name="Index_20_Link">Encouraging belief in God<text:tab/>21</text:a></text:p>
          <text:p text:style-name="P23"><text:a xlink:type="simple" xlink:href="#__RefHeading___Toc1436_70437237" text:style-name="Index_20_Link" text:visited-style-name="Index_20_Link">Inspiring self belief<text:tab/>21</text:a></text:p>
          <text:p text:style-name="P23"><text:a xlink:type="simple" xlink:href="#__RefHeading___Toc1438_70437237" text:style-name="Index_20_Link" text:visited-style-name="Index_20_Link">Real world help<text:tab/>22</text:a></text:p>
          <text:p text:style-name="P24"><text:a xlink:type="simple" xlink:href="#__RefHeading___Toc1440_70437237" text:style-name="Index_20_Link" text:visited-style-name="Index_20_Link">Audible feedback<text:tab/>22</text:a></text:p>
          <text:p text:style-name="P24"><text:a xlink:type="simple" xlink:href="#__RefHeading___Toc1442_70437237" text:style-name="Index_20_Link" text:visited-style-name="Index_20_Link">The Secret/Manifestation of things I need<text:tab/>22</text:a></text:p>
          <text:p text:style-name="P24"><text:a xlink:type="simple" xlink:href="#__RefHeading___Toc1444_70437237" text:style-name="Index_20_Link" text:visited-style-name="Index_20_Link">Being pointed in the right direction<text:tab/>23</text:a></text:p>
          <text:p text:style-name="P22"><text:a xlink:type="simple" xlink:href="#__RefHeading___Toc1446_70437237" text:style-name="Index_20_Link" text:visited-style-name="Index_20_Link">How I know I have a Neural Interface<text:tab/>23</text:a></text:p>
          <text:p text:style-name="P23"><text:a xlink:type="simple" xlink:href="#__RefHeading___Toc1448_70437237" text:style-name="Index_20_Link" text:visited-style-name="Index_20_Link">Plausibility<text:tab/>23</text:a></text:p>
          <text:p text:style-name="P23"><text:a xlink:type="simple" xlink:href="#__RefHeading___Toc1450_70437237" text:style-name="Index_20_Link" text:visited-style-name="Index_20_Link">Why am I convinced<text:tab/>24</text:a></text:p>
          <text:p text:style-name="P24"><text:a xlink:type="simple" xlink:href="#__RefHeading___Toc1452_70437237" text:style-name="Index_20_Link" text:visited-style-name="Index_20_Link">Audible feedback in response to thoughts<text:tab/>24</text:a></text:p>
          <text:p text:style-name="P24"><text:a xlink:type="simple" xlink:href="#__RefHeading___Toc1454_70437237" text:style-name="Index_20_Link" text:visited-style-name="Index_20_Link">Seeing online content which highly relate to recent thoughts<text:tab/>24</text:a></text:p>
          <text:p text:style-name="P24"><text:a xlink:type="simple" xlink:href="#__RefHeading___Toc1456_70437237" text:style-name="Index_20_Link" text:visited-style-name="Index_20_Link">Strangers saying something which sound like a response to a thought<text:tab/>24</text:a></text:p>
          <text:p text:style-name="P24"><text:a xlink:type="simple" xlink:href="#__RefHeading___Toc1458_70437237" text:style-name="Index_20_Link" text:visited-style-name="Index_20_Link">Hearing the device itself<text:tab/>25</text:a></text:p>
          <text:p text:style-name="P24"><text:a xlink:type="simple" xlink:href="#__RefHeading___Toc1460_70437237" text:style-name="Index_20_Link" text:visited-style-name="Index_20_Link">Involuntary limb movements<text:tab/>25</text:a></text:p>
          <text:p text:style-name="P24"><text:a xlink:type="simple" xlink:href="#__RefHeading___Toc1462_70437237" text:style-name="Index_20_Link" text:visited-style-name="Index_20_Link">Feeling my heart rate change<text:tab/>25</text:a></text:p>
          <text:p text:style-name="P23"><text:a xlink:type="simple" xlink:href="#__RefHeading___Toc1464_70437237" text:style-name="Index_20_Link" text:visited-style-name="Index_20_Link">Evidence so far<text:tab/>26</text:a></text:p>
          <text:p text:style-name="P24"><text:a xlink:type="simple" xlink:href="#__RefHeading___Toc1466_70437237" text:style-name="Index_20_Link" text:visited-style-name="Index_20_Link">Metal detector<text:tab/>26</text:a></text:p>
          <text:p text:style-name="P24"><text:a xlink:type="simple" xlink:href="#__RefHeading___Toc1468_70437237" text:style-name="Index_20_Link" text:visited-style-name="Index_20_Link">Trying to isolate and record transmissions from the device<text:tab/>26</text:a></text:p>
          <text:p text:style-name="P23"><text:a xlink:type="simple" xlink:href="#__RefHeading___Toc1470_70437237" text:style-name="Index_20_Link" text:visited-style-name="Index_20_Link">Obtaining conclusive evidence<text:tab/>27</text:a></text:p>
          <text:p text:style-name="P22"><text:a xlink:type="simple" xlink:href="#__RefHeading___Toc1472_70437237" text:style-name="Index_20_Link" text:visited-style-name="Index_20_Link">Timeline<text:tab/>27</text:a></text:p>
          <text:p text:style-name="P24"><text:soft-page-break/><text:a xlink:type="simple" xlink:href="#__RefHeading___Toc1474_70437237" text:style-name="Index_20_Link" text:visited-style-name="Index_20_Link">1986 - 1990<text:tab/>27</text:a></text:p>
          <text:p text:style-name="P24"><text:a xlink:type="simple" xlink:href="#__RefHeading___Toc1476_70437237" text:style-name="Index_20_Link" text:visited-style-name="Index_20_Link">1988 - 1992<text:tab/>27</text:a></text:p>
          <text:p text:style-name="P24"><text:a xlink:type="simple" xlink:href="#__RefHeading___Toc1478_70437237" text:style-name="Index_20_Link" text:visited-style-name="Index_20_Link">2004 - 2008<text:tab/>28</text:a></text:p>
          <text:p text:style-name="P24"><text:a xlink:type="simple" xlink:href="#__RefHeading___Toc1480_70437237" text:style-name="Index_20_Link" text:visited-style-name="Index_20_Link">December 2018<text:tab/>28</text:a></text:p>
          <text:p text:style-name="P24"><text:a xlink:type="simple" xlink:href="#__RefHeading___Toc1482_70437237" text:style-name="Index_20_Link" text:visited-style-name="Index_20_Link">May 2019<text:tab/>28</text:a></text:p>
          <text:p text:style-name="P24"><text:a xlink:type="simple" xlink:href="#__RefHeading___Toc1484_70437237" text:style-name="Index_20_Link" text:visited-style-name="Index_20_Link">August 2019<text:tab/>28</text:a></text:p>
          <text:p text:style-name="P24"><text:a xlink:type="simple" xlink:href="#__RefHeading___Toc1486_70437237" text:style-name="Index_20_Link" text:visited-style-name="Index_20_Link">October 2019<text:tab/>28</text:a></text:p>
          <text:p text:style-name="P24"><text:a xlink:type="simple" xlink:href="#__RefHeading___Toc1488_70437237" text:style-name="Index_20_Link" text:visited-style-name="Index_20_Link">November 2020<text:tab/>29</text:a></text:p>
          <text:p text:style-name="P24"><text:a xlink:type="simple" xlink:href="#__RefHeading___Toc1490_70437237" text:style-name="Index_20_Link" text:visited-style-name="Index_20_Link">December 2020<text:tab/>29</text:a></text:p>
          <text:p text:style-name="P24"><text:a xlink:type="simple" xlink:href="#__RefHeading___Toc1492_70437237" text:style-name="Index_20_Link" text:visited-style-name="Index_20_Link">March 2021<text:tab/>29</text:a></text:p>
          <text:p text:style-name="P24"><text:a xlink:type="simple" xlink:href="#__RefHeading___Toc1494_70437237" text:style-name="Index_20_Link" text:visited-style-name="Index_20_Link">April 2021<text:tab/>29</text:a></text:p>
          <text:p text:style-name="P24"><text:a xlink:type="simple" xlink:href="#__RefHeading___Toc1496_70437237" text:style-name="Index_20_Link" text:visited-style-name="Index_20_Link">22nd May 2021<text:tab/>30</text:a></text:p>
          <text:p text:style-name="P24"><text:a xlink:type="simple" xlink:href="#__RefHeading___Toc1498_70437237" text:style-name="Index_20_Link" text:visited-style-name="Index_20_Link">22nd June 2021<text:tab/>30</text:a></text:p>
          <text:p text:style-name="P24"><text:a xlink:type="simple" xlink:href="#__RefHeading___Toc1500_70437237" text:style-name="Index_20_Link" text:visited-style-name="Index_20_Link">7th July 2021<text:tab/>31</text:a></text:p>
          <text:p text:style-name="P24"><text:a xlink:type="simple" xlink:href="#__RefHeading___Toc1502_70437237" text:style-name="Index_20_Link" text:visited-style-name="Index_20_Link">19th July 2021<text:tab/>31</text:a></text:p>
          <text:p text:style-name="P24"><text:a xlink:type="simple" xlink:href="#__RefHeading___Toc1504_70437237" text:style-name="Index_20_Link" text:visited-style-name="Index_20_Link">Q4 2021<text:tab/>31</text:a></text:p>
          <text:p text:style-name="P24"><text:a xlink:type="simple" xlink:href="#__RefHeading___Toc1506_70437237" text:style-name="Index_20_Link" text:visited-style-name="Index_20_Link">22nd January 2022<text:tab/>32</text:a></text:p>
          <text:p text:style-name="P24"><text:a xlink:type="simple" xlink:href="#__RefHeading___Toc1508_70437237" text:style-name="Index_20_Link" text:visited-style-name="Index_20_Link">23rd January 2022<text:tab/>33</text:a></text:p>
          <text:p text:style-name="P24"><text:a xlink:type="simple" xlink:href="#__RefHeading___Toc1510_70437237" text:style-name="Index_20_Link" text:visited-style-name="Index_20_Link">24th January 2022<text:tab/>33</text:a></text:p>
        </text:index-body>
      </text:table-of-content>
      <text:h text:style-name="P27" text:outline-level="1"/>
      <text:h text:style-name="P27" text:outline-level="1"><text:bookmark-start text:name="__RefHeading___Toc1352_70437237"/>What is Project U?<text:bookmark-end text:name="__RefHeading___Toc1352_70437237"/></text:h>
      <text:p text:style-name="P3">Project U is a complex science experiment with many aims and objectives. Project U is not its official name, just one I have chosen for the purposes of spreading awareness. The overall aim of the experiment concerns finding ways to enhance human beings so they can perform beyond their natural capabilities. The project has existed in its current form for several decades, with test subjects being artificially enhanced with advanced technologies not known to the general public. I believe the original methods of enhancements involved psychological techniques and drug based treatments, however as technology developed, later test subjects such as myself began to also receive electronic implants such as the neural interface.</text:p>
      <text:p text:style-name="P3"/>
      <text:p text:style-name="P3">Test subjects are chosen at a young age, by what criteria I am not sure. I believe the reason for choosing young test subjects is that some of the technologies, such as the brain enhancing treatment, can only be used at an early stage of a persons life and they perhaps may not work once they have already matured into adults. This itself is controversial as a child is not able to provide informed consent. They are not even told they have been chosen to take part in this experiment. I myself only found out 3 years ago. I certainly would not have chosen this for myself given how I know how <text:a xlink:type="simple" xlink:href="#3.Methods of Help|outline" text:style-name="Internet_20_link" text:visited-style-name="Visited_20_Internet_20_Link">negatively</text:a> it has effected my life. For every success story I'm sure there are countless more failures. Peoples whose lives have been ruined so that <text:a xlink:type="simple" xlink:href="#2.The Network|outline" text:style-name="Internet_20_link" text:visited-style-name="Visited_20_Internet_20_Link">others</text:a> may profit. </text:p>
      <text:p text:style-name="P3"/>
      <text:p text:style-name="P3">I am certain many aspects of this project are already illegal. We may implement further laws to explicitly prohibit some of the activities that have taken place in this <text:soft-page-break/>project but that won't be enough. Protections must be put in place, tests be made available so that the public can check themselves to see if they have been implanted with any of the technologies involved. This is now something we will always need going forward. In the same way that laws alone are not enough to stop corporations polluting our environment, laws alone will not be enough to protect humanity. The danger comes not just from networks in the countries we live in, our international rivals are developing the same technologies. When going on holiday in the near future we may find ourselves coming back with more than just a tan. </text:p>
      <text:p text:style-name="P3"/>
      <text:p text:style-name="P4">Some elements of the network have committed <text:a xlink:type="simple" xlink:href="#2.5.Self delusions|outline" text:style-name="Internet_20_link" text:visited-style-name="Visited_20_Internet_20_Link">acts</text:a> which have resulted in the deaths of many thousands of people. They would not hesitate to infest humanity with these technologies. They are waiting for two things. The first is for the costs of deploying and running the technology to come down sufficiently for the plan to become economically viable. The second is for the technology to become sufficiently so advanced that they could deploy it en masse without detection. Given the rate of scientific and technological progress it's not a matter of if this will happen, only a matter of when.</text:p>
      <text:h text:style-name="P28" text:outline-level="2"><text:bookmark-start text:name="__RefHeading___Toc1354_70437237"/>Aims of the project<text:bookmark-end text:name="__RefHeading___Toc1354_70437237"/></text:h>
      <text:h text:style-name="Heading_20_3" text:outline-level="3"><text:bookmark-start text:name="__RefHeading___Toc1356_70437237"/><text:span text:style-name="T2">Providing help to the individua</text:span>l<text:bookmark-end text:name="__RefHeading___Toc1356_70437237"/></text:h>
      <text:p text:style-name="P16"><text:span text:style-name="T24">A</text:span><text:span text:style-name="T22"> </text:span><text:span text:style-name="T24">core</text:span><text:span text:style-name="T22"> element </text:span><text:span text:style-name="T24">of the project </text:span><text:span text:style-name="T22">revolves around helping individuals reach and exceed their natural potential. From </text:span><text:a xlink:type="simple" xlink:href="#3.8.Inspiring self belief|outline" text:style-name="Internet_20_link" text:visited-style-name="Visited_20_Internet_20_Link"><text:span text:style-name="T22">inspiring self belief</text:span></text:a><text:span text:style-name="T22"> to more <text:s/>direct </text:span><text:a xlink:type="simple" xlink:href="#3.1.Human modifications|outline" text:style-name="Internet_20_link" text:visited-style-name="Visited_20_Internet_20_Link"><text:span text:style-name="T22">enhancements</text:span></text:a><text:span text:style-name="T22"> utilising advanced technologies, a variety of methods are used. </text:span></text:p>
      <text:p text:style-name="P3"/>
      <text:p text:style-name="P3">Every test subject becomes an element within <text:a xlink:type="simple" xlink:href="#2.The Network|outline" text:style-name="Internet_20_link" text:visited-style-name="Visited_20_Internet_20_Link"><text:span text:style-name="T37">t</text:span></text:a><text:a xlink:type="simple" xlink:href="#2.The Network|outline" text:style-name="Internet_20_link" text:visited-style-name="Visited_20_Internet_20_Link">he </text:a><text:a xlink:type="simple" xlink:href="#2.The Network|outline" text:style-name="Internet_20_link" text:visited-style-name="Visited_20_Internet_20_Link"><text:span text:style-name="T37">n</text:span></text:a><text:a xlink:type="simple" xlink:href="#2.The Network|outline" text:style-name="Internet_20_link" text:visited-style-name="Visited_20_Internet_20_Link">etwork</text:a> whether they eventually realise or not. With any success they achieve usually also benefiting the network. </text:p>
      <text:p text:style-name="P3"/>
      <text:p text:style-name="P3">Any network which desires strength, understands that one of the activities it must undertake, is ensuring that each member of the network is as strong as possible. The network have turned that undertaking into a science, exploring all possible avenues by which this can be done. As science progresses, new technologies become available which they are readily willing to use.</text:p>
      <text:p text:style-name="P3"/>
      <text:h text:style-name="P29" text:outline-level="3"><text:bookmark-start text:name="__RefHeading___Toc1358_70437237"/>Enhancing and improving behavioural control techniques<text:bookmark-end text:name="__RefHeading___Toc1358_70437237"/></text:h>
      <text:p text:style-name="P3">It is now common knowledge that data gathered from individuals, primarily harvested from their internet use is being amalgamated in centralised databases for the purposes of behavioural control and manipulation. The <text:a xlink:type="simple" xlink:href="#3.1.1.Neural interface device|outline" text:style-name="Internet_20_link" text:visited-style-name="Visited_20_Internet_20_Link">neural interface</text:a> which allows the gathering of an individuals thoughts is the end game of that journey. With the device in place, you are able to build up a complete picture of who a person is, what they like, dislike, fear, almost knowing them better than they know themselves. By understanding what a person fears, you could for instance, tailor a political <text:soft-page-break/>campaign to exploit those fears. Something which was used to great effect by the <text:a xlink:type="simple" xlink:href="https://en.wikipedia.org/wiki/Vote_Leave" text:style-name="Internet_20_link" text:visited-style-name="Visited_20_Internet_20_Link">Vote Leave</text:a> campaigning organisation during the <text:a xlink:type="simple" xlink:href="https://en.wikipedia.org/wiki/2016_United_Kingdom_European_Union_membership_referendum" text:style-name="Internet_20_link" text:visited-style-name="Visited_20_Internet_20_Link">2016 Brexit Referendum</text:a>. <text:s/></text:p>
      <text:p text:style-name="P3"/>
      <text:p text:style-name="P3">Manipulation of populations <text:span text:style-name="T43">by those in charge</text:span> is nothing new, the game changer is this device which allows an unprecedented level of insight into a person, allowing for the creation of extremely well crafted and individualised nudges which are more difficult to detect and resist. The device also allows sending signals into a person neural system, providing additional vectors for manipulation such as altering somebody's mood and altering the content of a persons dreams. In more sinister cases the device is capable of triggering pain in areas which would make the subject fear for their life. It is capable of triggering panic attacks to deter a test subject from taking certain actions, a technique dramatized in the film <text:a xlink:type="simple" xlink:href="https://en.wikipedia.org/wiki/American_Ultra" text:style-name="Internet_20_link" text:visited-style-name="Visited_20_Internet_20_Link">American Ultra</text:a>, and something I have personally <text:a xlink:type="simple" xlink:href="#5.0.18.23rd January 2022 |outline" text:style-name="Internet_20_link" text:visited-style-name="Visited_20_Internet_20_Link">experienced</text:a>.</text:p>
      <text:p text:style-name="P3"/>
      <text:h text:style-name="P29" text:outline-level="3"><text:bookmark-start text:name="__RefHeading___Toc1360_70437237"/>Test bed for technologies<text:bookmark-end text:name="__RefHeading___Toc1360_70437237"/></text:h>
      <text:p text:style-name="P3">The project provides a test bed for the long term use of technologies in a live environment. Whilst initial development and testing was no doubt done in laboratory conditions, long term testing of effects can only take place in the real world over long time periods. I have been referred to as a canary in a coal mine, a guinea pig, suggesting I was one of the first to receive some of these technologies and put them through long term, real world testing. </text:p>
      <text:p text:style-name="P3"/>
      <text:h text:style-name="P29" text:outline-level="3"><text:bookmark-start text:name="__RefHeading___Toc1362_70437237"/>Data harvesting<text:bookmark-end text:name="__RefHeading___Toc1362_70437237"/></text:h>
      <text:p text:style-name="P3">As well as providing the data required for behavioural manipulation, the data <text:span text:style-name="T43">gathered by neural interfaces </text:span>can mined for other purposes. The main one being the harvesting of ideas and intellectual property. On several occasions I've seen products and services spring up based on ideas that I've thought about, which I've never written down or discussed with anyone. </text:p>
      <text:p text:style-name="P3"/>
      <text:p text:style-name="P16"><text:span text:style-name="T22">The most interesting example of this occurred whilst I was working for a company providing digital entertainment services. The company sold movies, music, and books. Users could buy media, and that media would be available on their account for them to consume at any later date. The problem I saw was that there were already a number of companies all providing a similar service. I did not like the idea of spending money on a movie, essentially buying the rights to digitally own it, but then that movie being tied to one account from a single provider. Your collection would potentially be spread over a number of accounts, which felt untidy as a collector. The idea I imagined was when purchasing a digital product, a record of that purchase would be stored in a centralised database run by an independent entity. That centralised database would record all of your digital purchases from any provider so that all your rights to own digital products are recorded in one place. Any service </text:span><text:soft-page-break/><text:span text:style-name="T22">providing digital products would then be able to reference this database to see if you had the rights to play a particular movie/song/book and make it available to you. It <text:s/>solved the problem of a provider going out of business and a person losing </text:span><text:span text:style-name="T25">access to </text:span><text:span text:style-name="T22">the products they had purchased with that company. This was an idea that I had never discussed with anyone, nor written down, or researched. It existed purely in my mind. About halfway through my time with that company I learned that they were considering partnering with a service called UltraViolet which provided the exact same </text:span><text:span text:style-name="T25">service</text:span><text:span text:style-name="T22"> I had imagined: </text:span><text:a xlink:type="simple" xlink:href="https://www.uphe.com/faq/digital-hd-with-ultraviolet-faqs" text:style-name="Internet_20_link" text:visited-style-name="Visited_20_Internet_20_Link"><text:span text:style-name="T22">https://www.uphe.com/faq/digital-hd-with-ultraviolet-</text:span></text:a><text:a xlink:type="simple" xlink:href="https://www.uphe.com/faq/digital-hd-with-ultraviolet-faqs" text:style-name="Internet_20_link" text:visited-style-name="Visited_20_Internet_20_Link"><text:span text:style-name="T22">faqs</text:span></text:a><text:span text:style-name="T22">. At the time when I checked the UltraViolet website, it appeared to be hastily cobbled together.</text:span></text:p>
      <text:p text:style-name="P3"/>
      <text:p text:style-name="P3">I didn't think much of it at the time. This was long before I had any idea that my thoughts were being read. Looking back it was the most obvious example of an idea being taken from my mind, the very name of the service 'Ultra'Violet leaves me in no doubt. Many of the technologies which are used to 'enhance' us, come from project <text:a xlink:type="simple" xlink:href="https://en.wikipedia.org/wiki/Project_MKUltra" text:style-name="Internet_20_link" text:visited-style-name="Visited_20_Internet_20_Link">MK Ultra</text:a>.</text:p>
      <text:p text:style-name="P3"/>
      <text:p text:style-name="P3">During the last <text:a xlink:type="simple" xlink:href="#6.0.16.Q4 2021 |outline" text:style-name="Internet_20_link" text:visited-style-name="Visited_20_Internet_20_Link">couple of months of 2021</text:a>, it was made apparent to me in one sense what I actually was to some of them. They referred to me as a farm animal. A thing that was being milked for resources. There were multiple references to my 'eggs' being stolen or eaten. Eggs I suppose being ideas for new businesses. One of the nightmares that they induced <text:a xlink:type="simple" xlink:href="#5.0.11.April 2021 |outline" text:style-name="Internet_20_link" text:visited-style-name="Visited_20_Internet_20_Link">whilst I was sleeping</text:a> was one of me being stuck in a tiny cage, which I recognised as being similar to the ones used for battery farming chickens. I think this abuse was actually an attempt to get me to react, and act against the project. They had been teaching me to stand up for myself. If they wanted me to stay calm and compliant they could have easily not given me these messages and dreams, but they knew what would happen if they pushed me in this way.</text:p>
      <text:p text:style-name="P3"/>
      <text:h text:style-name="P29" text:outline-level="3"><text:bookmark-start text:name="__RefHeading___Toc1364_70437237"/>Increasing belief in God<text:bookmark-end text:name="__RefHeading___Toc1364_70437237"/></text:h>
      <text:p text:style-name="P3">Many of the technologies the network possess can be used to give test subjects 'supernatural' experiences. Things which appear to be magic. One of the effects this would have is to increase belief in the supernatural, and so perhaps increase belief in God. The network profess belief in God, and a higher power. In the west religious belief has been in serious decline. I believe they are trying to find a way to turn that tide. Perhaps when their systems of monitoring have become sophisticated enough and the <text:a xlink:type="simple" xlink:href="#2.6.Technological capabilities|outline" text:style-name="Internet_20_link" text:visited-style-name="Visited_20_Internet_20_Link">artificial intelligence</text:a> which is running the show becomes powerful enough, they will roll this out to far more people, allowing them to experience supernatural events which might increase their belief in God. </text:p>
      <text:p text:style-name="P3"/>
      <text:p text:style-name="P3">I believe they want to simulate the <text:a xlink:type="simple" xlink:href="https://en.wikipedia.org/wiki/Second_Coming" text:style-name="Internet_20_link" text:visited-style-name="Visited_20_Internet_20_Link">Second Coming</text:a> of Jesus. All of the test subjects are pushed towards a belief that they are the chosen one. That they could be a messianic figure. I suppose the administrators are waiting to see if any of the subjects <text:soft-page-break/>end up living a life that would fit the bill. Someone worthy of playing the part. I became an atheist in my teens and since then have disqualified myself many times over, not that it is something that I would ever want. If they ever found such a person they would use their advanced technologies to make them appear like they have supernatural abilities <text:span text:style-name="T37">and</text:span> that they could perform miracles, so that the world wide religious community would believe that <text:span text:style-name="T37">the </text:span>prophecy had been fulfilled, thus dramatically increasing their level of faith in God. Perhaps pushing believers towards the Abrahamic faiths as the primary bulk of the network are followers of those religions.</text:p>
      <text:p text:style-name="P3"/>
      <text:h text:style-name="P28" text:outline-level="2"><text:bookmark-start text:name="__RefHeading___Toc1366_70437237"/>The Secret<text:bookmark-end text:name="__RefHeading___Toc1366_70437237"/></text:h>
      <text:p text:style-name="P3">This section concerns one of the ways the project justifies the need to be able to read a subjects mind. There is a book called <text:a xlink:type="simple" xlink:href="https://en.wikipedia.org/wiki/The_Secret_(Byrne_book)" text:style-name="Internet_20_link" text:visited-style-name="Visited_20_Internet_20_Link">The Secret</text:a> which I was <text:a xlink:type="simple" xlink:href="#6.0.6.August 2019 |outline" text:style-name="Internet_20_link" text:visited-style-name="Visited_20_Internet_20_Link">directed</text:a> to read. Presumably other test subjects are also directed to read this book. The synopsis:</text:p>
      <text:p text:style-name="P3"/>
      <text:p text:style-name="P13">Byrne re-introduces a notion originally popularized by persons such as Madame Blavatsky and Norman Vincent Peale that <text:span text:style-name="T30">thinking about certain things will make them appear in one's life.</text:span> Byrne provides examples of historical persons who have allegedly achieved this. Byrne cites a three-step process: <text:span text:style-name="T30">ask, believe, and receive</text:span>. This is based on a quotation from the Bible's Matthew 21:22: "And all things, whatsoever ye shall ask in prayer, believing, ye shall receive..</text:p>
      <text:p text:style-name="P3"/>
      <text:p text:style-name="P3">Those who think rationally would of course think this to be impossible. You cannot manifest things in the real world with your mind. You could however make somebody believe they were manifesting things with their mind if you could read it and ensure that they received the things they asked for. That is what I suppose is the innocent 'cover' for the project and the administrators justification for invading somebody's mind. </text:p>
      <text:p text:style-name="P3"/>
      <text:p text:style-name="P3">I can't really say this one worked for me. I became an atheist in my teens so haven't prayed for a very long time and had never asked for anything in prayer. A shame I suppose since without that I am just left with the downsides of having a neural interface. My atheism now is so well developed, I couldn't fake belief in god no matter how hard I tried.</text:p>
      <text:h text:style-name="P28" text:outline-level="2"><text:bookmark-start text:name="__RefHeading___Toc1368_70437237"/><text:span text:style-name="T31">Automation</text:span> <text:bookmark-end text:name="__RefHeading___Toc1368_70437237"/></text:h>
      <text:p text:style-name="P3">I have been led to believe that much of the project is now orchestrated automatically by an <text:a xlink:type="simple" xlink:href="#2.6.Technological capabilities|outline" text:style-name="Internet_20_link" text:visited-style-name="Visited_20_Internet_20_Link">artificial intelligence</text:a>. My thoughts &amp; actions are constantly monitored. All of that data is fed into an AI which analyses it and responds in a variety of ways, <text:span text:style-name="T44">m</text:span>ost commonly by triggering <text:a xlink:type="simple" xlink:href="#3.9.1.Audible feedback |outline" text:style-name="Internet_20_link" text:visited-style-name="Visited_20_Internet_20_Link">audible feedback</text:a> when I am on the right or wrong path. </text:p>
      <text:p text:style-name="P3"/>
      <text:p text:style-name="P3"><text:soft-page-break/>Automation is essential if the project is to be rolled out to the wider population in an economically viable way. The number of people you could monitor and control is limited by the computational power of the machines running the AI.</text:p>
      <text:h text:style-name="P28" text:outline-level="2"><text:bookmark-start text:name="__RefHeading___Toc1370_70437237"/>Positive aspects of Project U<text:bookmark-end text:name="__RefHeading___Toc1370_70437237"/></text:h>
      <text:list xml:id="list2236106876" text:style-name="L1">
        <text:list-item>
          <text:p text:style-name="P30">Some test subjects do achieve great success in life. </text:p>
          <text:p text:style-name="P30"/>
        </text:list-item>
        <text:list-item>
          <text:p text:style-name="P30">The blood transfusions given to test subjects give them something anyone would value: Prolonged youth.</text:p>
        </text:list-item>
      </text:list>
      <text:h text:style-name="P28" text:outline-level="2"><text:bookmark-start text:name="__RefHeading___Toc1372_70437237"/>What's wrong with Project U<text:bookmark-end text:name="__RefHeading___Toc1372_70437237"/></text:h>
      <text:list xml:id="list4009331975" text:style-name="L2">
        <text:list-item>
          <text:p text:style-name="P31">Test subjects are chosen when they are children before they are able to provide informed consent to the life changing technologies used on them.</text:p>
        </text:list-item>
      </text:list>
      <text:p text:style-name="P3"/>
      <text:list xml:id="list140805084867138" text:continue-numbering="true" text:style-name="L2">
        <text:list-item>
          <text:p text:style-name="P31">Test subjects are not told they are a part of the project. Many of the things a test subject experiences as part of the process can be confusing &amp; scary. If a person does not have a scientific/technical background they can easily be broken by the experience as has happened to <text:span text:style-name="T38">some</text:span>. The administrators do not abort the project for that test subject, they do not come to their rescue and explain what they have done. Instead they leave test subjects to rot in institutions for years. Preferring to stay hidden rather than take responsibility for their crimes. </text:p>
        </text:list-item>
      </text:list>
      <text:p text:style-name="P3"/>
      <text:list xml:id="list140805224703041" text:continue-numbering="true" text:style-name="L2">
        <text:list-item>
          <text:p text:style-name="P31">Test subjects can be subjected to abuses. As my opposition to the project and the network running it grew, so too did the abuses I suffered. I've been frequently indirectly referred to as a dog in social media, and in person. Sometimes when I have certain thoughts which if implemented would harm the network, such as nationalisation of certain industries, I am subjected to the sounds of dogs barking. I suppose that is something that abusers do, dehumanise their victim to make it easier to treat them like an animal. I have received more death threats than I can count, all delivered in strange and creative ways. I have been threatened with heart attacks, strokes, cancer, being shot in a drive by, being burned alive on a pile of wood, being drowned, being burned alive in a car accident, being stabbed on the street, being framed for a crime I did not commit. </text:p>
        </text:list-item>
      </text:list>
      <text:p text:style-name="P3"/>
      <text:list xml:id="list140805180972403" text:continue-numbering="true" text:style-name="L2">
        <text:list-item>
          <text:p text:style-name="P31">The <text:a xlink:type="simple" xlink:href="#3.3.Brain altering treatments|outline" text:style-name="Internet_20_link" text:visited-style-name="Visited_20_Internet_20_Link">brain altering treatment</text:a> is severely detrimental to a person quality of life. Whilst it may increase intelligence, a person becomes impaired in other ways developing symptoms similar to <text:a xlink:type="simple" xlink:href="https://en.wikipedia.org/wiki/Asperger_syndrome" text:style-name="Internet_20_link" text:visited-style-name="Visited_20_Internet_20_Link">Asperger Syndrome</text:a>.</text:p>
        </text:list-item>
      </text:list>
      <text:p text:style-name="P3"/>
      <text:list xml:id="list140805127033592" text:continue-numbering="true" text:style-name="L2">
        <text:list-item>
          <text:p text:style-name="P40"><text:span text:style-name="T22">The </text:span><text:a xlink:type="simple" xlink:href="#3.1.1.Neural interface device|outline" text:style-name="Internet_20_link" text:visited-style-name="Visited_20_Internet_20_Link"><text:span text:style-name="T22">neural interface</text:span></text:a><text:span text:style-name="T22"> is the most disturbing piece of technology used in the project. It takes away one of the things most precious to a person, a thing which most take for granted, the privacy of ones mind. A place that is supposed </text:span><text:soft-page-break/><text:span text:style-name="T22">to be a sanctuary one can escape to in the darkest of times, instead, defiled and violated. </text:span><text:span text:style-name="T23">The neural interface grants the controller</text:span><text:span text:style-name="T22"> the ability to move a test subject around like a marionette, to cause pain, to steal a persons intellectual property, to alter mood, cause panic attacks, even the ability to murder by remote control. If this technology is rolled out to the wider population, we would in effect become enslaved to the network. In a worse case scenario the network could use the technology to commit genocide, wiping out entire ethnic groups. All technologies which can be weaponised and use to commit mass murder are controlled with the strictest of regulations. This one should be no different.</text:span></text:p>
          <text:p text:style-name="P31"/>
        </text:list-item>
      </text:list>
      <text:h text:style-name="P27" text:outline-level="1"><text:bookmark-start text:name="__RefHeading___Toc1374_70437237"/>The Network<text:bookmark-end text:name="__RefHeading___Toc1374_70437237"/></text:h>
      <text:p text:style-name="P15"><text:span text:style-name="T3">When talking about the project administrators it would be all too easy to delve into the world of conspiracy theory so I will try and build up a picture of them for you in a </text:span><text:span text:style-name="T10">more rational way</text:span><text:span text:style-name="T3">. </text:span></text:p>
      <text:p text:style-name="P5"/>
      <text:p text:style-name="P5">The project administrators are primarily a network of wealthy and powerful individuals in the private sector. They collaborate and coordinate their activities in ways which are completely hidden from the general public. A simple example of collaboration is price fixing i.e. companies which are competitors to the general public but coordinate in secret to fix prices and agree not to undercut each other. </text:p>
      <text:p text:style-name="P5"/>
      <text:p text:style-name="P5">The key thing to take away from that example is that private sector entities <text:span text:style-name="T30">collaborate</text:span>, and they do so with as much <text:span text:style-name="T30">secrecy</text:span> as possible, going to great lengths to hide their activities. </text:p>
      <text:p text:style-name="P5"/>
      <text:p text:style-name="P15"><text:span text:style-name="T3">Now because they act in secret and go to great lengths to hide their activities, you will not often find direct evidence for who they are or what they do. Instead you must be able to infer what is highly probably based on known facts. Those trained in the scientific method like myself usually look for conclusive evidence before </text:span><text:span text:style-name="T10">accepting a piece of information and allowing it to form part of our view of the world</text:span><text:span text:style-name="T3">. It is probably for that reason I was blind to them for so long. If you hope to stand a chance of understanding this network you must be able to work out what is going on by thinking strategically and working out what is most likely, </text:span><text:span text:style-name="T10">instead of looking for direct evidence</text:span><text:span text:style-name="T3">. It is understandable that the activities of this group, go on unnoticed by most of the general public. The process of understanding them, can be time consuming and without the motivation for doing so, most people would not bother. My motivation was trying to understand who had implanted the neural chip inside me, who was reading my thoughts and causing me to have the experiences I was having. It was something which mattered to me a great deal so I expended much time and effort in pursuit of that understanding. </text:span></text:p>
      <text:p text:style-name="P5"/>
      <text:p text:style-name="P5"><text:soft-page-break/>Inferring information requires starting points. Basic facts that you know to be true. The more facts you have the better the picture you are able to form. Based upon those known facts you can infer other facts which have an extremely high probability of being true. These facts may not be things you are able to find direct evidence for but you can hold a high degree of certainty that they are true. Based upon those, further highly probably inferences can be made. It is something all people/networks/armies must do when faced with rivals/enemies who go to great lengths to keep their activities hidden. If you are not willing to do that, if you only accept things which you have direct evidence for, then you stand no hope of understanding them. <text:span text:style-name="T45">You must be able to think strategically, be able to form a picture from limited information.</text:span></text:p>
      <text:p text:style-name="P5"/>
      <text:h text:style-name="P28" text:outline-level="2"><text:bookmark-start text:name="__RefHeading___Toc1376_70437237"/><text:span text:style-name="T30">Primary inferences</text:span> <text:bookmark-end text:name="__RefHeading___Toc1376_70437237"/></text:h>
      <text:p text:style-name="P5">I will now share with you some important inferences I made. These form my foundational knowledge, the facts which can be built upon to create further understanding. Some of these I have only come to know because of my experience being a test subject of Project U:</text:p>
      <text:p text:style-name="P5"/>
      <text:list xml:id="list1373614638" text:style-name="L3">
        <text:list-item>
          <text:p text:style-name="P32"><text:span text:style-name="T30">They are extremely wealthy</text:span> - This one should not be that hard to accept. They possess a great deal of wealth. I know that because the administration of Project U can only be done at great cost. In recent times when talking about dealing with the challenges of climate change you may have heard the phrase that "whilst national governments can invest billions, the private sector can unleash trillions". I first heard that phrase last year but before then I 'guessed' that this group must have collective wealth measuring in that region. <text:s/></text:p>
        </text:list-item>
      </text:list>
      <text:p text:style-name="P5"/>
      <text:list xml:id="list743669466" text:style-name="L4">
        <text:list-item>
          <text:p text:style-name="P33"><text:span text:style-name="T30">They possess advanced technologies</text:span> - This fact I understand because of the nature of the technologies used in me. The neural interface I possess is far in advance of what is known to be at the <text:a xlink:type="simple" xlink:href="https://neuralink.com/" text:style-name="Internet_20_link" text:visited-style-name="Visited_20_Internet_20_Link">cutting edge</text:a> so I presume that they hold a technological advantage in many other areas as well. Some of those technologies I have witnessed <text:a xlink:type="simple" xlink:href="#2.6.Technological capabilities|outline" text:style-name="Internet_20_link" text:visited-style-name="Visited_20_Internet_20_Link">first hand</text:a>, I have hypothesised the likely existence of others. </text:p>
        </text:list-item>
      </text:list>
      <text:p text:style-name="P10"/>
      <text:list xml:id="list140806123678003" text:continue-numbering="true" text:style-name="L4">
        <text:list-item>
          <text:p text:style-name="P33"><text:span text:style-name="T30">They behave strategically</text:span> - <text:s/>This fact is extremely important. I inferred it over a long period by observing their interactions with me and understanding their other activities. It became obvious they were behaving in an extremely strategic manner, with almost military discipline. They are well versed in the <text:a xlink:type="simple" xlink:href="https://en.wikipedia.org/wiki/The_Art_of_War" text:style-name="Internet_20_link" text:visited-style-name="Visited_20_Internet_20_Link">Art of War</text:a>. I highlight this important fact because you can infer a great deal of information just by understanding a network is behaving strategically. It makes them predictable. There are certain things a strategic entity will do, moves that they will always make because that is the ''best'' move to make. This is especially useful when it comes to inferring capabilities of the network. If the network has vast amounts of wealth, how would they likely use that wealth? <text:soft-page-break/>What technologies would they most likely develop that would give them a strategic advantage?</text:p>
        </text:list-item>
      </text:list>
      <text:p text:style-name="P5"/>
      <text:list xml:id="list140806746749808" text:continue-numbering="true" text:style-name="L4">
        <text:list-item>
          <text:p text:style-name="P41"><text:span text:style-name="T27">Right wing/Neoliberal</text:span><text:span text:style-name="T3"> - They generally hold right wing views. They could be described as </text:span><text:a xlink:type="simple" xlink:href="https://en.wikipedia.org/wiki/Neoliberalism" text:style-name="Internet_20_link" text:visited-style-name="Visited_20_Internet_20_Link"><text:span text:style-name="T3">neoliberal</text:span></text:a><text:span text:style-name="T3">. Neoliberalism can be most simply described as a religion invented for the purpose of justifying greed. The religion tells you greed is a good thing, and it becomes something you believe without question. Many of the networks activities, in accumulating a vastly disproportionate amount of wealth to themselves could be described by many outside observers as greedy. This outlook has another effect which is beneficial to the network as it tends to create societies with larger wealth gaps between rich and poor. They would say that is a good thing because it motivates people to work harder to </text:span><text:span text:style-name="T11">escape</text:span><text:span text:style-name="T3"> poverty however it creates an underclass of desperate people more willing to bend their own morality for financial benefit. Desperate people very useful for my next point..</text:span></text:p>
        </text:list-item>
      </text:list>
      <text:p text:style-name="P5"/>
      <text:list xml:id="list140805293430200" text:continue-numbering="true" text:style-name="L4">
        <text:list-item>
          <text:p text:style-name="P33"><text:span text:style-name="T30">They have many subordinates willing to do their bidding</text:span> - The network possess a vast army of people willing to do their bidding. Wherever I have visited there always seems to be people waiting to give me a sign, a hand signal, to send me a message in passing conversation as they walk passed. There have been a few cases where I recognise the same face in entirely two distant locations but that is rare. It is not a case that I feel I am being followed, instead I walk into the network wherever I go, it is everywhere. Certainly in London, perhaps in other parts they are fewer in number. There are countless other activities that these subordinates would be engaged in, all serving the network.</text:p>
        </text:list-item>
      </text:list>
      <text:h text:style-name="P28" text:outline-level="2"><text:bookmark-start text:name="__RefHeading___Toc1380_70437237"/>Divisions<text:bookmark-end text:name="__RefHeading___Toc1380_70437237"/></text:h>
      <text:p text:style-name="P5">The Network does not speak with a single voice. It is made up of people and subgroups who hold different views. Some of those people have been helping me, some have been hindering me. Whilst I consider Project U fundamentally evil in nature, I would not consider the entire network to be made of up evil people. They network are so powerful and seemingly unbeatable that I'm sure many of their membership fall in line because it's the strategically sound thing to do. If you can't beat them, join them as they say. </text:p>
      <text:p text:style-name="P5"/>
      <text:p text:style-name="P18"><text:span text:style-name="T12">I don’t know all the different subdivisions of the network. I understand at a high level there are some who are good and serve God, represented by white. There are others who are evil and serve ‘Satan’, represented by black. I think the reason for this is that the network recognises for it to survive and succeed in a hostile world, sometimes requires deeds which most would consider evil, </text:span><text:span text:style-name="T13">rendering you to need both types of people.</text:span><text:span text:style-name="T12"> An example of such an act would be the spreading of COVID denial </text:span><text:span text:style-name="T13">and Anti-Vax</text:span><text:span text:style-name="T12"> theories in an effort to allow the virus to spread. That action would have the </text:span><text:soft-page-break/><text:span text:style-name="T12">effect of killing off some of the older population who have retired, thus relieving some of financial the burden on the remaining working population. </text:span></text:p>
      <text:p text:style-name="P5"/>
      <text:p text:style-name="P5">Different networks exist in different countries. While they cooperate at a high level, leading some to believe that they form a secretive world government, they do compete with each other. Networks in each country looks after their own interests utilising every <text:a xlink:type="simple" xlink:href="https://en.wikipedia.org/wiki/Game_theory" text:style-name="Internet_20_link" text:visited-style-name="Visited_20_Internet_20_Link">trick</text:a> in the book to do so. </text:p>
      <text:h text:style-name="P28" text:outline-level="2"/>
      <text:h text:style-name="P28" text:outline-level="2"><text:bookmark-start text:name="__RefHeading___Toc1382_70437237"/>Religious belief<text:bookmark-end text:name="__RefHeading___Toc1382_70437237"/></text:h>
      <text:p text:style-name="P5">It is important for everyone in the network to hold some form of religious belief. That is one of the rules for joining, you must believe in some kind of higher power. They tried to push me towards many, they didn't seem to care too much which one as long as I believed. Of course this was an impossible task for me as the reasons for my atheism are very well developed. I can't fake religious belief, <text:span text:style-name="T46">I can’t fake anything.</text:span> <text:span text:style-name="T46">I</text:span>n implanting me with a mind reading neural interface and exposing all my private thoughts, they had taken that right away from me. If I faked it they would know. I found this an extremely interesting conundrum. <text:span text:style-name="T46">I wonder how many of them would be revealed as atheists if they too had mind reading neural interfaces. </text:span></text:p>
      <text:p text:style-name="P5"/>
      <text:h text:style-name="P28" text:outline-level="2"><text:bookmark-start text:name="__RefHeading___Toc1384_70437237"/>Self delusions<text:bookmark-end text:name="__RefHeading___Toc1384_70437237"/></text:h>
      <text:p text:style-name="P5">Some of their activities are good, some are evil. However as 'religious' folk, they must always appear to be doing good so they have developed an extremely effective method <text:span text:style-name="T46">of </text:span>self-delusion that covers up acts of evil with acts of help. In that way they are able to commit acts of evil whilst still 'believing' that they are doing some good.</text:p>
      <text:p text:style-name="P5"/>
      <text:p text:style-name="P5">This perfectly describes Project U, in that the administrators claim to be just 'helping' people when in reality it is a cover for many of the projects more <text:a xlink:type="simple" xlink:href="#1.1.Aims of the project|outline" text:style-name="Internet_20_link" text:visited-style-name="Visited_20_Internet_20_Link">sinister purposes</text:a>.</text:p>
      <text:p text:style-name="P5"/>
      <text:p text:style-name="P5">I take another example from a TV show I watched recently called <text:a xlink:type="simple" xlink:href="https://en.wikipedia.org/wiki/Dopesick_(miniseries)" text:style-name="Internet_20_link" text:visited-style-name="Visited_20_Internet_20_Link">Dope Sick</text:a>. It tells the true story of how the actions of executives at Purdue Pharmaceuticals caused an <text:a xlink:type="simple" xlink:href="https://rightpathaddictioncenters.com/how-purdue-pharma-perpetrated-the-opioid-crisis/" text:style-name="Internet_20_link" text:visited-style-name="Visited_20_Internet_20_Link">opioid epidemic</text:a>, resulting in the deaths of hundreds of thousands of Americans. Throughout the show the executives repeated to themselves a lie, a self-delusion, insisting that they simply wanted to "help heal the world of it's pain". I don't know if they actually used that phrase in reality but it typifies the kind of mentality. <text:span text:style-name="T47">which</text:span> the creators of the show understood <text:span text:style-name="T47">and</text:span> wanted to portray.</text:p>
      <text:p text:style-name="P5"/>
      <text:p text:style-name="P5">The network likes to be referred to as a 'higher power'. Their technologies do allow them to appear to have supernatural powers. As Arthur C. Clarke once said: "Any sufficiently advanced technology is indistinguishable from magic". The wealth and power they have obtained lead them to believe they are better than everyone else, that <text:soft-page-break/>they have the right to take decisions on humanity's behalf. They invade our privacy and continuously watch over us <text:span text:style-name="T47">with </text:span>intrusive surveillance technologies, believing they have the right to play the role of god. They take actions which can have far reaching consequences for the rest of the population with no democratic oversight. Project U is a perfect example of their arrogance. It is a reckless endeavour which could very easily have catastrophic consequences for the human race.</text:p>
      <text:h text:style-name="P28" text:outline-level="2"/>
      <text:h text:style-name="P28" text:outline-level="2"><text:bookmark-start text:name="__RefHeading___Toc1386_70437237"/>Technological capabilities<text:bookmark-end text:name="__RefHeading___Toc1386_70437237"/></text:h>
      <text:p text:style-name="P15"><text:span text:style-name="T3">I will list some of the technological capabilities that t</text:span><text:span text:style-name="T7">he network possess</text:span><text:span text:style-name="T3">:</text:span></text:p>
      <text:p text:style-name="P15"><text:span text:style-name="T3"/></text:p>
      <text:list xml:id="list2388927020" text:style-name="L5">
        <text:list-item>
          <text:p text:style-name="P34"><text:span text:style-name="T30">Surveillance technologies</text:span> - They have hidden cameras and microphones which are impossible to detect which the naked eye. Some are hidden in walls, others are hidden in televisions, LED lights. They have access to most if not all public cameras, enabling them to gather a vast amount of intelligence. They have access to aerial surveillance drones which run silently and are not easily visible to the naked eye. </text:p>
          <text:p text:style-name="P34"/>
        </text:list-item>
        <text:list-item>
          <text:p text:style-name="P34"><text:span text:style-name="T30">Neural interface</text:span> - As well as deploying neural interfaces in human beings, I have reason to believe there are a wide range of animals which have been implanted with these devices. I have observed extremely odd behaviours in squirrels, domestic cats, swans which suggest to me that they are being controlled remotely. The technology was <text:a xlink:type="simple" xlink:href="https://en.wikipedia.org/wiki/Project_MKUltra" text:style-name="Internet_20_link" text:visited-style-name="Visited_20_Internet_20_Link">originally</text:a> developed using animals so this <text:span text:style-name="T47">shouldn’t be</text:span> hard to believe, <text:span text:style-name="T47">as incredible as it might initially sound</text:span>. These animals were used to send <text:a xlink:type="simple" xlink:href="#3.9.3.Being pointed in the right direction|outline" text:style-name="Internet_20_link" text:visited-style-name="Visited_20_Internet_20_Link">signals</text:a> to me but the fact that they all have neural interfaces mean that they can also function as surveillance devices allowing the operator to view and hear what the animal can. </text:p>
        </text:list-item>
      </text:list>
      <text:p text:style-name="P5"/>
      <text:list xml:id="list140806842757713" text:continue-numbering="true" text:style-name="L5">
        <text:list-item>
          <text:p text:style-name="P42"><text:span text:style-name="T27">Biological weapons</text:span><text:span text:style-name="T3"> - They have access to a wide array of biological offensive capabilities. They are able to inflict individuals with all manner of illnesses including Cancer, Alzheimer's disease, Multiple sclerosis. Those are just the ones which have been highlighted to me, no doubt there are countless other</text:span><text:span text:style-name="T8">s</text:span><text:span text:style-name="T3">.</text:span></text:p>
        </text:list-item>
      </text:list>
      <text:p text:style-name="P5"/>
      <text:list xml:id="list140805597442464" text:continue-numbering="true" text:style-name="L5">
        <text:list-item>
          <text:p text:style-name="P34"><text:span text:style-name="T30">Computational capabilities</text:span> - They have many advanced computing capabilities. I'm led to believe they have an extremely advanced artificial intelligence, I don't know how advanced or what exactly they're using it for. They're probably looking to create an AI that is self aware, can learn and adapt to any task. It would be a tremendous strategic advantage to control an AI which is capable of developing and researching new technologies on its own. An AI could possibly used to predict the future, likely outcomes of different actions. In terms of ProjectU, I've been led to believe that many aspects of the project are run automatically by an AI. Many of the systems that help me and <text:soft-page-break/>provide guidance are not driven manually. This is essential if the technology is to be scaled up to the rest of the population. I'm ''guessing'' that they have a fully working quantum computer given the state of what the current publicly known cutting edge is and that The Network are at least a decade ahead of that. Many forms of encryption that we currently use would be useless against a quantum computer.</text:p>
        </text:list-item>
      </text:list>
      <text:p text:style-name="P5"/>
      <text:list xml:id="list140806530539565" text:continue-numbering="true" text:style-name="L5">
        <text:list-item>
          <text:p text:style-name="P34"><text:span text:style-name="T30">Behavioural nudging capabilities</text:span> - Much has been made of the way our data is being amalgamated and used to manipulate our behaviours. They of course have developed this capability much further than people know. It ensures that they can manipulate populations into continuing to vote for political parties who are friendly to the network. Those parties which seek to remove regulations and oversight so that the network is more easily able to siphon away public money. There are many other reasons for which you might wish to manipulate the behaviours of individuals. You may wish to promote climate science denial to ensure fossil fuel companies are able to operate freely for as long as possible. COVID denial and <text:span text:style-name="T48">A</text:span>nti-<text:span text:style-name="T48">V</text:span>ax theories are promoted as a way of encouraging the virus to spread so that vulnerable older people are killed off for the benefit of companies in the financial sector. </text:p>
        </text:list-item>
      </text:list>
      <text:p text:style-name="P5"/>
      <text:list xml:id="list140806626416552" text:continue-numbering="true" text:style-name="L5">
        <text:list-item>
          <text:p text:style-name="P42"><text:span text:style-name="T26">Cyberwarfare capabilities</text:span><text:span text:style-name="T4"> </text:span><text:span text:style-name="T3">- They possess a powerful capability to compromise virtually any electronic device. They usually have back door access into internet service providers in the countries where they operate which makes it easy for them to be able to hack and gain control over devices connected to the internet such as mobile phones and personal computers. All of my devices have been compromised, meaning that anything that I do on those devices is visible to them. Any work or intellectual property I create can be stolen with ease. They can also modify the contents of what I am browsing online, creating fake news stories that only I can see, or other misinformation designed to lead me astray. I'm led to believe that most electronic devices that I've purchased online contain compromised electronics. Power strips, projectors, televisions, monitors, microwaves, fridges, washing machines, head phones etc. These devices can contain wireless devices enabling the relay of the wireless transmissions from my neural interface. I've heard tell of instances where a household appliance was made to malfunction and start a fire.</text:span></text:p>
        </text:list-item>
      </text:list>
      <text:p text:style-name="P5"/>
      <text:list xml:id="list140806212390945" text:continue-numbering="true" text:style-name="L5">
        <text:list-item>
          <text:p text:style-name="P34"><text:span text:style-name="T30">Deep faking</text:span> - The have the capability to produce <text:a xlink:type="simple" xlink:href="https://en.wikipedia.org/wiki/Deepfake" text:style-name="Internet_20_link" text:visited-style-name="Visited_20_Internet_20_Link">deepfakes</text:a> which are indistinguishable from the real thing. That allows them to fake phone conversations or video conference participants. It allows them to modify the content of media consumed through streaming services, live as they happen. I've witnessed the content of something I've been streaming being obviously manipulated in response to something that I had just been thinking.</text:p>
        </text:list-item>
      </text:list>
      <text:p text:style-name="P5"/>
      <text:list xml:id="list140806740161618" text:continue-numbering="true" text:style-name="L5">
        <text:list-item>
          <text:p text:style-name="P34"><text:soft-page-break/><text:span text:style-name="T30">Weather control technologies</text:span> - They have the capability to alter the weather in a localised area. They can make it rain, which is one of the ways they give negative feedback. Most likely achieved using <text:a xlink:type="simple" xlink:href="https://en.wikipedia.org/wiki/Cloud_seeding" text:style-name="Internet_20_link" text:visited-style-name="Visited_20_Internet_20_Link">Cloud Seeding</text:a>. They can also cause the sun to appear to shine slightly more brightly over a particular spot, to deliver positive feedback. Possibly achieved using a satellite to reflect and magnify the rays of the sun over a particular location. I've also experienced a moment where they made it snow, just after an event where I imagine they would want to give me really negative feedback. I was in an area surrounded by tall buildings at the time so this could easily have been achieved with a snow machine <text:span text:style-name="T48">in that particular case</text:span>.</text:p>
        </text:list-item>
      </text:list>
      <text:p text:style-name="P5"/>
      <text:list xml:id="list140805887584364" text:continue-numbering="true" text:style-name="L5">
        <text:list-item>
          <text:p text:style-name="P34"><text:span text:style-name="T30">Advanced robotics</text:span> - I have been led to believe they posses advanced robotics capable of performing surgeries on human beings. Such machines are now quite common but theirs would be far more advanced, <text:span text:style-name="T48">p</text:span>erhaps being capable of performing a surgery with no human input. This could be one of them methods they used to implant the device into me although I have had information to suggest that was the case. It <text:span text:style-name="T48">certainly </text:span>would be one way of being able to deploy these technologies at scale.</text:p>
        </text:list-item>
      </text:list>
      <text:p text:style-name="P5"/>
      <text:h text:style-name="P27" text:outline-level="1"><text:bookmark-start text:name="__RefHeading___Toc1388_70437237"/>Methods of Help<text:bookmark-end text:name="__RefHeading___Toc1388_70437237"/></text:h>
      <text:p text:style-name="P15"><text:span text:style-name="T3">Th</text:span><text:span text:style-name="T4">ere are a </text:span><text:span text:style-name="T3">var</text:span><text:span text:style-name="T4">iety of</text:span><text:span text:style-name="T3"> ways I have been helped as part of Project U. </text:span></text:p>
      <text:h text:style-name="P28" text:outline-level="2"><text:bookmark-start text:name="__RefHeading___Toc1390_70437237"/>Human modifications<text:bookmark-end text:name="__RefHeading___Toc1390_70437237"/></text:h>
      <text:h text:style-name="P29" text:outline-level="3"><text:bookmark-start text:name="__RefHeading___Toc1392_70437237"/>Neural interface device<text:bookmark-end text:name="__RefHeading___Toc1392_70437237"/></text:h>
      <text:p text:style-name="P5">There is a sphere shaped device, embedded in my brain and attached to my skull, located towards the top rear of my head. There is also a transmitter capable of sending and receiving data and also a battery for storing power. I am not sure if the battery and transmitter are in the same location or if they are located somewhere else in my body. I've had my attention drawn to my sternum, indicating a possible location for those components. </text:p>
      <text:p text:style-name="P5"/>
      <text:h text:style-name="P29" text:outline-level="3"><text:bookmark-start text:name="__RefHeading___Toc1394_70437237"/>What for <text:bookmark-end text:name="__RefHeading___Toc1394_70437237"/></text:h>
      <text:p text:style-name="P15"><text:span text:style-name="T3">It reads my brain waves and transmits them to a remote location using whatever wireless network </text:span><text:span text:style-name="T14">protocol </text:span><text:span text:style-name="T3">is available in the area. WIFI, cellular, possibly </text:span><text:span text:style-name="T14">also</text:span><text:span text:style-name="T3"> blue tooth. It is also capable of receiving commands and transmitting signals into my nervous system. The most important function of the device I suppose is the transmitting of my brain waves to a remote location. The device itself would be too small to contain the processing power required to read my mind itself. Instead the brain waves must be transmitted in a raw form to a location with powerful computing capability which would be able to analyse the raw data and interpret them into sounds </text:span><text:soft-page-break/><text:span text:style-name="T3">and images. </text:span><text:span text:style-name="T14">The device can also receive signals to </text:span><text:span text:style-name="T3">caus</text:span><text:span text:style-name="T14">e</text:span><text:span text:style-name="T3"> my limbs to move, alter my heart rate, effect my mood, I strongly believe it can </text:span><text:a xlink:type="simple" xlink:href="#6.0.11.April 2021 |outline" text:style-name="Internet_20_link" text:visited-style-name="Visited_20_Internet_20_Link"><text:span text:style-name="T3">alter the contents of my dreams</text:span></text:a><text:span text:style-name="T3">. It functions as a kill switch allowing the operator to remotely kill me via heart attack or somehow causing a stroke.</text:span></text:p>
      <text:p text:style-name="P5"/>
      <text:h text:style-name="P29" text:outline-level="3"><text:bookmark-start text:name="__RefHeading___Toc1396_70437237"/><text:span text:style-name="T32">H</text:span>ow do I know<text:bookmark-end text:name="__RefHeading___Toc1396_70437237"/></text:h>
      <text:p text:style-name="P15"><text:span text:style-name="T3">As this is the one people would be most interested/concerned with,</text:span><text:span text:style-name="T14"> </text:span><text:span text:style-name="T3">I've dedicated a separate </text:span><text:a xlink:type="simple" xlink:href="#4.How I know I have a Neural Interface|outline" text:style-name="Internet_20_link" text:visited-style-name="Visited_20_Internet_20_Link"><text:span text:style-name="T9">chapter</text:span></text:a><text:span text:style-name="T3"> for this topic</text:span></text:p>
      <text:p text:style-name="P5"/>
      <text:h text:style-name="P29" text:outline-level="3"><text:bookmark-start text:name="__RefHeading___Toc1398_70437237"/>Negative effects<text:bookmark-end text:name="__RefHeading___Toc1398_70437237"/></text:h>
      <text:p text:style-name="P5">There are many negative consequences to having a neural interface that can read your mind. </text:p>
      <text:p text:style-name="P5"/>
      <text:list xml:id="list807604843" text:style-name="L6">
        <text:list-item>
          <text:p text:style-name="P35">I have lost my most fundamental privacy, the privacy of my mind. It can be truly horrible, to live in a reality knowing that your every thought can be read. I have learned to live with it but it is not something I would wish upon anyone. There was a time when I would actually be fearful of my thoughts, fearful of what my subconscious would produce. We have far less control over what we think than what we say. The human mind is not meant to exist in a state where it understands it is being read at all times. It is not natural. </text:p>
        </text:list-item>
      </text:list>
      <text:p text:style-name="P5"/>
      <text:list xml:id="list140806194619285" text:continue-numbering="true" text:style-name="L6">
        <text:list-item>
          <text:p text:style-name="P35">It makes you vulnerable to being murdered remotely. Living in a state and knowing that could happen at any time is not pleasant. To put it mildly it puts a strain on ones mental health.</text:p>
        </text:list-item>
      </text:list>
      <text:p text:style-name="P5"/>
      <text:list xml:id="list140806777646697" text:continue-numbering="true" text:style-name="L6">
        <text:list-item>
          <text:p text:style-name="P35">It makes you vulnerable to unique forms of torture such as <text:a xlink:type="simple" xlink:href="#5.0.15.19th July 2021 |outline" text:style-name="Internet_20_link" text:visited-style-name="Visited_20_Internet_20_Link">sleep deprivation</text:a>. </text:p>
        </text:list-item>
      </text:list>
      <text:p text:style-name="P5"/>
      <text:list xml:id="list140805234202984" text:continue-numbering="true" text:style-name="L6">
        <text:list-item>
          <text:p text:style-name="P35">It turns everyone with a neural interface into a walking CCTV camera with a microphone. They can see what I see and hear what I hear. <text:s/></text:p>
        </text:list-item>
      </text:list>
      <text:p text:style-name="P5"/>
      <text:list xml:id="list140806879803881" text:continue-numbering="true" text:style-name="L6">
        <text:list-item>
          <text:p text:style-name="P35">It makes you far more vulnerable to targetted manipulations and behavioural control as it gives you the deepest level of understanding into who a person is.</text:p>
        </text:list-item>
      </text:list>
      <text:p text:style-name="P5"/>
      <text:list xml:id="list140805350079635" text:continue-numbering="true" text:style-name="L6">
        <text:list-item>
          <text:p text:style-name="P35">It makes it impossible to create a unique business without the idea being stolen first. No matter how quickly you could work, they have far more resources. They can spin up a business and implement an idea in a fraction of the time you could. </text:p>
        </text:list-item>
      </text:list>
      <text:p text:style-name="P5"/>
      <text:p text:style-name="P5">There is no one in their right mind who would choose to have an implant like this. I had no medical need for having this placed in my head. I would <text:span text:style-name="T49">never</text:span> have chosen it.</text:p>
      <text:p text:style-name="P2"/>
      <text:h text:style-name="P28" text:outline-level="2"><text:bookmark-start text:name="__RefHeading___Toc1400_70437237"/><text:soft-page-break/>Blood transfusions<text:bookmark-end text:name="__RefHeading___Toc1400_70437237"/></text:h>
      <text:p text:style-name="P5">I have been given blood transfusions.</text:p>
      <text:p text:style-name="P5"/>
      <text:h text:style-name="P29" text:outline-level="3"><text:bookmark-start text:name="__RefHeading___Toc1402_70437237"/>What for<text:bookmark-end text:name="__RefHeading___Toc1402_70437237"/></text:h>
      <text:p text:style-name="P5">It is <text:a xlink:type="simple" xlink:href="https://www.genengnews.com/topics/translational-medicine/muscle-rejuvenating-factor-uncovered-in-circulating-extracellular-vesicles" text:style-name="Internet_20_link" text:visited-style-name="Visited_20_Internet_20_Link">known to science</text:a> that blood transfusions from a young donor will have a rejuvenating effect on an older recipient. I suppose the reason for doing it is that, a significant sum of money is invested in each individual and slowing down somebody's ageing process is a way of ensuring that investment retains its value for as long as possible. </text:p>
      <text:p text:style-name="P5"/>
      <text:h text:style-name="P29" text:outline-level="3"><text:bookmark-start text:name="__RefHeading___Toc1404_70437237"/>How do I know<text:bookmark-end text:name="__RefHeading___Toc1404_70437237"/></text:h>
      <text:p text:style-name="P5">I do not know how many I have received or when I was given the first one. My first indication was being indirectly referred to as a vampire in conversation. I had read about the rejuvenating effects of blood transfusions long before suspecting I had received any. When it was implied that I had, I immediately found that plausible. <text:span text:style-name="T50">They refer to blood transfusions as ‘drinks’.</text:span> In my late 20's and 30's I've appeared significantly younger than I actually am with people often guessing a difference of at least 10 years below my actual age. I have on occasion experienced faint pain on my inner left arm, just below the elbow, which could be a possible location for the transfusion tube.</text:p>
      <text:p text:style-name="P5"/>
      <text:h text:style-name="P29" text:outline-level="3"><text:bookmark-start text:name="__RefHeading___Toc1406_70437237"/>Negative effects<text:bookmark-end text:name="__RefHeading___Toc1406_70437237"/></text:h>
      <text:p text:style-name="P5">None that I am aware of.</text:p>
      <text:p text:style-name="P5"/>
      <text:h text:style-name="P28" text:outline-level="2"><text:bookmark-start text:name="__RefHeading___Toc1408_70437237"/>Brain altering treatment<text:span text:style-name="T33">s</text:span><text:bookmark-end text:name="__RefHeading___Toc1408_70437237"/></text:h>
      <text:p text:style-name="P5">My brain has been altered resulting in several different effects. I do not know the nature of the treatment, whether it was one treatment or multiple treatments.</text:p>
      <text:p text:style-name="P5"/>
      <text:h text:style-name="P29" text:outline-level="3"><text:bookmark-start text:name="__RefHeading___Toc1410_70437237"/>What for<text:bookmark-end text:name="__RefHeading___Toc1410_70437237"/></text:h>
      <text:p text:style-name="P7">Raising intelligence. They may have given me this treatment as it would've helped me become a scientist or engineer. From a very young age I had demonstrated a clear interest in those fields, regularly maxing out my monthly allowance at the library, usually on books which were science and technology based.</text:p>
      <text:p text:style-name="P7"/>
      <text:p text:style-name="P7">I believe there was an element which reduced my sense of empathy, perhaps with the aim of making me more ruthless. A trait which can be beneficial in several fields.</text:p>
      <text:p text:style-name="P5"/>
      <text:p text:style-name="P11"><text:soft-page-break/>Giving me enhanced reflexes, a trait which would useful if my path took me into the world of sport but useful also in other fields. I had expressed an interest in becoming a pilot. </text:p>
      <text:p text:style-name="P11"/>
      <text:p text:style-name="P12">Making me a better fighter.</text:p>
      <text:p text:style-name="P5"/>
      <text:h text:style-name="P29" text:outline-level="3"><text:bookmark-start text:name="__RefHeading___Toc1412_70437237"/>How do I know <text:bookmark-end text:name="__RefHeading___Toc1412_70437237"/></text:h>
      <text:p text:style-name="P5">The first time I learned of this was when a friend of mine (who I shall not name), indirectly implied that I had been artificially enhanced by referencing the movie <text:a xlink:type="simple" xlink:href="https://en.wikipedia.org/wiki/Lucy_(2014_film)" text:style-name="Internet_20_link" text:visited-style-name="Visited_20_Internet_20_Link"><text:s/>Lucy 2014</text:a> in which the character is able to unlock enhanced mental abilities after receiving a drug. Looking back at my early childhood, certain memories started to make more sense. I recall there was a time in primary school, between roughly the ages of 7-10 when I became rather unsociable. Instead of playing with my friends I would wander the playground, lost in my own thoughts as my mind raced with ideas for crazy inventions. I had seen the movie 'Back to the Future' and had it my mind that I could create a time machine. This went on for some time, I don't remember for how long exactly. That behaviour didn't continue into High School. </text:p>
      <text:p text:style-name="P5"/>
      <text:p text:style-name="P5">I have extremely good reflexes and there have been several occasions where I have been able to demonstrate an almost Jedi like ability. Two events come to mind. The first was in primary school where I was able to hit a friend with a tennis ball filled with water from a considerable distance. He was running away from me and I was able to judge his movement perfectly so the ball hit him square on the head. The other was when I threw a 50p coin into the small cup of a homeless fellow. I felt completely at ease, pulling the coin from my pocket and flicking it into the cup in one smooth motion.</text:p>
      <text:p text:style-name="P5"/>
      <text:p text:style-name="P20"><text:span text:style-name="T19">I experienced a </text:span><text:a xlink:type="simple" xlink:href="#6.0.3.2004 - 2008   |outline" text:style-name="Internet_20_link" text:visited-style-name="Visited_20_Internet_20_Link"><text:span text:style-name="T19">period in my twenties</text:span></text:a><text:span text:style-name="T19"> in which I would become filled with rage when viewing violent scenes on TV and in moves. I did not think it strange at the time but looking back this is an obvious sign of some kind of brain conditioning. I believe the technique was developed for special forces and field intelligence operatives. </text:span></text:p>
      <text:p text:style-name="P5"/>
      <text:h text:style-name="P29" text:outline-level="3"><text:bookmark-start text:name="__RefHeading___Toc1414_70437237"/>Negative effects<text:bookmark-end text:name="__RefHeading___Toc1414_70437237"/></text:h>
      <text:p text:style-name="P15"><text:span text:style-name="T15">T</text:span><text:span text:style-name="T3">he overall effect was that it gave me the symptoms of </text:span><text:a xlink:type="simple" xlink:href="https://en.wikipedia.org/wiki/Asperger_syndrome" text:style-name="Internet_20_link" text:visited-style-name="Visited_20_Internet_20_Link"><text:span text:style-name="T3">Asperger Syndrome</text:span></text:a><text:span text:style-name="T3">. Had I been given a choice, I certainly would not have opted to have this treatment/s. It has resulted in a diminished quality of life as I have found it difficult to stay present in the current moment, my mind tends to always turn inwards. The effects on my personal life have been quite detrimental as I've always found it difficult to make and maintain social connections. People consider me insensitive and I've on many occasion said something a person found offensive even though there was no ill intent on my part. It has also had the effect of making me very literally minded, which as </text:span><text:soft-page-break/><text:span text:style-name="T3">most of you know can be extremely harmful in a world where much information is conveyed as subtext. I think that was probably the main reason why I only realised what was going on at such a late stage in my life.</text:span></text:p>
      <text:p text:style-name="P5"/>
      <text:h text:style-name="P28" text:outline-level="2"><text:bookmark-start text:name="__RefHeading___Toc1416_70437237"/>Slow release substance delivery device <text:bookmark-end text:name="__RefHeading___Toc1416_70437237"/></text:h>
      <text:p text:style-name="P5">I believe I have a device implanted in my thigh that is capable of periodically releasing substances into my blood stream. </text:p>
      <text:p text:style-name="P5"/>
      <text:h text:style-name="P29" text:outline-level="3"><text:bookmark-start text:name="__RefHeading___Toc1418_70437237"/>What for <text:bookmark-end text:name="__RefHeading___Toc1418_70437237"/></text:h>
      <text:p text:style-name="P5">I'm led to believe it releases steroids for the purposes of making me physically stronger. I don't know if it is releasing anything else.</text:p>
      <text:p text:style-name="P5"/>
      <text:h text:style-name="P29" text:outline-level="3"><text:bookmark-start text:name="__RefHeading___Toc1420_70437237"/>How do I know<text:bookmark-end text:name="__RefHeading___Toc1420_70437237"/></text:h>
      <text:p text:style-name="P5">I first had an indication when somebody indirectly implied that I had been given steroids. Looking back at my life I remembered numerous conversations where people would mention the word 'thyroid', which I now believe they were trying to hint at 'thigh roid'. I know roughly where the device could be located, half way up my left thigh. I've felt a very faint ache there for a number of years. From a young age I've always experienced pains in my left leg, probably being the reason for why I have an abnormal gait.</text:p>
      <text:p text:style-name="P5"/>
      <text:h text:style-name="P29" text:outline-level="3"><text:bookmark-start text:name="__RefHeading___Toc1422_70437237"/>Negative effects<text:bookmark-end text:name="__RefHeading___Toc1422_70437237"/></text:h>
      <text:p text:style-name="P5">None that I am aware of although I can't imagine taking steroids for a long period <text:span text:style-name="T50">o</text:span>f time can be good for you. </text:p>
      <text:p text:style-name="P5"/>
      <text:h text:style-name="P28" text:outline-level="2"><text:bookmark-start text:name="__RefHeading___Toc1424_70437237"/>Genetic modification<text:bookmark-end text:name="__RefHeading___Toc1424_70437237"/></text:h>
      <text:p text:style-name="P5">I've been led to believe that my genome has been edited using the <text:a xlink:type="simple" xlink:href="https://en.wikipedia.org/wiki/CRISPR_gene_editing" text:style-name="Internet_20_link" text:visited-style-name="Visited_20_Internet_20_Link">CRISPR gene editing</text:a> technique. </text:p>
      <text:p text:style-name="P5"/>
      <text:h text:style-name="P29" text:outline-level="3"><text:bookmark-start text:name="__RefHeading___Toc1426_70437237"/>How do I know<text:bookmark-end text:name="__RefHeading___Toc1426_70437237"/></text:h>
      <text:p text:style-name="P5">I do not know when, and for what purpose. There are several <text:a xlink:type="simple" xlink:href="https://en.wikipedia.org/wiki/CRISPR_gene_editing#Applications" text:style-name="Internet_20_link" text:visited-style-name="Visited_20_Internet_20_Link">known uses</text:a>. I only believe this might be the case as I was once indirectly referred to as a 'mutant', implying that my genes had been modified. I have also had information concerning the CRISPR gene editing technique directed towards me, I assume for the purpose of making me aware of what had been done to me.</text:p>
      <text:p text:style-name="P5"/>
      <text:h text:style-name="P29" text:outline-level="3"><text:bookmark-start text:name="__RefHeading___Toc1428_70437237"/><text:soft-page-break/>Negative effects<text:bookmark-end text:name="__RefHeading___Toc1428_70437237"/></text:h>
      <text:p text:style-name="P5">None that I am aware of.</text:p>
      <text:p text:style-name="P5"/>
      <text:h text:style-name="P28" text:outline-level="2"><text:bookmark-start text:name="__RefHeading___Toc1430_70437237"/>God is watching<text:bookmark-end text:name="__RefHeading___Toc1430_70437237"/></text:h>
      <text:p text:style-name="P8">I am led to believe that I am living under constant surveillance. I've been told that the test subjects of Project U lead a <text:a xlink:type="simple" xlink:href="https://en.wikipedia.org/wiki/The_Truman_Show" text:style-name="Internet_20_link" text:visited-style-name="Visited_20_Internet_20_Link">Truman Show</text:a> like existence with all of their actions being broadcast to an 'audience' within the network. CCTV cameras, <text:a xlink:type="simple" xlink:href="#2.6.Technological capabilities|outline" text:style-name="Internet_20_link" text:visited-style-name="Visited_20_Internet_20_Link">hidden cameras</text:a> in public spaces and throughout my home watch my movements at all times. You may think that the belief that my home is covered is hidden cameras demonstrates paranoid thought however I believe it because it has been proven to me. There are certain movements I have made going about my day to day business at home, things which nobody else could have seen, which are shown back to me when I view social media posts in the day or two after. Usually its a doctored picture/video of a celebrity copying that movement. </text:p>
      <text:p text:style-name="P8"/>
      <text:p text:style-name="P8">Whether those video streams are being broadcast to an actual audience I do not know but they want me to know I am being watched. The reason for that is they believe that people will behave different if they think somebody is watching them in the same way a religious person may behave different if they think that God is always watching them. That is what they are trying to simulate, the idea that "God is always watching" and judging us so that we may be coerced into better behaviour.</text:p>
      <text:p text:style-name="P5"/>
      <text:h text:style-name="P29" text:outline-level="3"><text:bookmark-start text:name="__RefHeading___Toc1432_70437237"/><text:span text:style-name="T33">T</text:span>hought police<text:bookmark-end text:name="__RefHeading___Toc1432_70437237"/></text:h>
      <text:p text:style-name="P5">They have applied this idea to my thoughts as well. By demonstrating that my thoughts are being read they perhaps believe that it will cause me to 'think' more morally. They could have kept the fact that they can read my thoughts completely hidden but they clearly wanted me to know and have since <text:a xlink:type="simple" xlink:href="#5.0.5.May 2019 |outline" text:style-name="Internet_20_link" text:visited-style-name="Visited_20_Internet_20_Link">then</text:a> reminded me of the fact often. They have taken this a step further by actually 'punishing' me for bad thoughts. This is one of the most sinister aspects of the project. A persons mind is supposed to be a place of sanctuary and to take that away from them and to actually make them fearful of their thoughts is an abhorrent crime. Examples can be found on the <text:a xlink:type="simple" xlink:href="#5.0.8.November 2020  |outline" text:style-name="Internet_20_link" text:visited-style-name="Visited_20_Internet_20_Link">timeline</text:a>.</text:p>
      <text:p text:style-name="P5"/>
      <text:h text:style-name="P28" text:outline-level="2"><text:bookmark-start text:name="__RefHeading___Toc1434_70437237"/>Encouraging belief in God<text:bookmark-end text:name="__RefHeading___Toc1434_70437237"/></text:h>
      <text:p text:style-name="P5">The network binds itself in <text:a xlink:type="simple" xlink:href="#3.3.Religious belief|outline" text:style-name="Internet_20_link" text:visited-style-name="Visited_20_Internet_20_Link">religious belief</text:a>. I suppose they think religious people make better citizens. They have tried to make me believe in God by utilising their <text:a xlink:type="simple" xlink:href="#2.6.Technological capabilities|outline" text:style-name="Internet_20_link" text:visited-style-name="Visited_20_Internet_20_Link">advanced technologies</text:a> to introduce events in my life that would appear as magic/supernatural. I'd imagine for many people the show they can put on would be very convincing but I've always had a passion for technology so I'd always been able to come up with plausible scientific explanations for the things I was witnessing.</text:p>
      <text:p text:style-name="P5"><text:soft-page-break/>They used negative reinforcement to push me away from non-religious philosophies, specifically <text:a xlink:type="simple" xlink:href="https://en.wikipedia.org/wiki/Humanism" text:style-name="Internet_20_link" text:visited-style-name="Visited_20_Internet_20_Link">Humanism</text:a>. I have spent a great deal of time over the last few months, developing my own Humanist ideas and I've found that often whenever I did, I would receive 'negative' feedback. The number 13 would appear in several places, which was their way of telling me that I would be unlucky. For example I had been developing an app during 2021, and had just released it later that year. Often I would check the active user count on my analytics panel and would find that if I did that soon after thinking about humanism for any significant length of time, I would see a user count of 13. Another example was when I once tried to book cinema tickets. I found that when selecting seats, instead of the two I had selected, whenever I tried to proceed to payment, the seat selection would reset to a single seat whose number was 13.</text:p>
      <text:p text:style-name="P5"/>
      <text:h text:style-name="P28" text:outline-level="2"><text:bookmark-start text:name="__RefHeading___Toc1436_70437237"/>Inspiring self belief<text:bookmark-end text:name="__RefHeading___Toc1436_70437237"/></text:h>
      <text:p text:style-name="P15"><text:span text:style-name="T3">This is a part of the project I like to call 'The Messiah Program'. Test subjects are told they are unique, that they have special purpose to fulfil. That God is with them and nothing can stop them. There is even talk of being the messiah, or chosen one. I can imagine how powerful this can be for some people if they believe it. There are examples from history of people holding such beliefs, believing that they are the 'chosen one', </text:span><text:span text:style-name="T16">and they do go on to </text:span><text:span text:style-name="T3">achieve significant things. I avoided using the word great as some of those things achieved have been greats acts of evil, nevertheless they were able to become powerful leaders and and inspire many to join their cause whether for good or ill.</text:span></text:p>
      <text:p text:style-name="P5"/>
      <text:p text:style-name="P5">For many years this element of the program was never used on me. I've never been made to feel special and I've always thought of myself as ordinary with no aspirations to achieve greatness. That did change when I 'woke up' and began to understood what I was a part of. They did try to make me feel I could make a difference. There was a moment where they told me "only God can judge you" and in that moment I did almost believe it. At least I wanted to believe it. </text:p>
      <text:p text:style-name="P5"/>
      <text:h text:style-name="P28" text:outline-level="2"><text:bookmark-start text:name="__RefHeading___Toc1438_70437237"/>Real world help<text:bookmark-end text:name="__RefHeading___Toc1438_70437237"/></text:h>
      <text:h text:style-name="P29" text:outline-level="3"><text:bookmark-start text:name="__RefHeading___Toc1440_70437237"/>Audible feedback <text:bookmark-end text:name="__RefHeading___Toc1440_70437237"/></text:h>
      <text:p text:style-name="P5">I receive positive and negative audible feedback in order to guide me in difference areas of life. In matters of work I would hear positive sounds if I am on the right path, and negative sounds if I have made a mistake or made the wrong choice.</text:p>
      <text:p text:style-name="P5"/>
      <text:p text:style-name="P5">Examples of positive feedback sounds, include the sound of an engine revving, the sound of a double tap on a wooden surface, a bell sounding, people cheering in the distance.</text:p>
      <text:p text:style-name="P5"><text:soft-page-break/></text:p>
      <text:p text:style-name="P5">The primary negative sound is the sound of an aircraft flying overhead, but the sound of police sirens are also common. Others include the sound of a baby crying, car/house alarms going off, noisy construction work, the sound of dogs barking, <text:span text:style-name="T51">the sound of a door slamming. </text:span></text:p>
      <text:p text:style-name="P5"/>
      <text:p text:style-name="P5">Negative feedback example recorded on 26/01/2022: <text:a xlink:type="simple" xlink:href="https://www.projectu.link/sounds/negative_audible_feedback.mp3" text:style-name="Internet_20_link" text:visited-style-name="Visited_20_Internet_20_Link">Download Mp3</text:a>. The sound you hear at the beginning is me getting up from my chair to stand next to the window. You can hear the sound of an aircraft getting louder and then fading away. </text:p>
      <text:p text:style-name="P5"/>
      <text:p text:style-name="P5">I also receive these sounds in response to thoughts which they deem to be good or bad. Positive thoughts like coming up with good ideas, or planning to do something which they deem beneficial will elicit a positive sound. Thoughts which they do not like can elicit a negative sound. When they use the sounds of a police siren for negative feedback, It makes me feel that my mind is being literally monitored by the thought police! The stuff of dystopian nightmare for most, an unfortunate reality for myself and others.</text:p>
      <text:p text:style-name="P5"/>
      <text:h text:style-name="P29" text:outline-level="3"><text:bookmark-start text:name="__RefHeading___Toc1442_70437237"/>The Secret/Manifestation of things I need<text:bookmark-end text:name="__RefHeading___Toc1442_70437237"/></text:h>
      <text:p text:style-name="P5">One of the justifications of being able to read my mind is that it enables a real world simulation of the ideas outlined in <text:a xlink:type="simple" xlink:href="#1.2.The Secret|outline" text:style-name="Internet_20_link" text:visited-style-name="Visited_20_Internet_20_Link">The Secret</text:a> in that I am able to imagine things I need or want into reality. There have been multiple instances of me needing something and that thing being made available for me to find easily. Examples include needing Doc Marten boots before a festival, and a guy advertising the location of a shop appearing shortly afterwards. Needing to buy a particular kind of mop and that appearing for sale outside a local shop. In a work setting there have been a few cases where I have needed guidance on something or I needed a software library that performed a particular and that library appearing in a short space of time when it initially did not exist. It could also be the case that the software package was initially hidden from me, and then later revealed to make it appear to me that I was manifesting it so that I could feel 'thankful' for having a mind reading neural interface.</text:p>
      <text:p text:style-name="P5"/>
      <text:h text:style-name="P29" text:outline-level="3"><text:bookmark-start text:name="__RefHeading___Toc1444_70437237"/>Being pointed in the right direction<text:bookmark-end text:name="__RefHeading___Toc1444_70437237"/></text:h>
      <text:p text:style-name="P5">Often when I may be looking for something I may see somebody giving me a subtle signal (hand/feet/head) to point me in the right direction. In other cases they want to make me aware of something <text:span text:style-name="T52">which I may have missed</text:span>. </text:p>
      <text:p text:style-name="P5"/>
      <text:p text:style-name="P9">The most incredible example of this is when the signal is given by an <text:a xlink:type="simple" xlink:href="#2.6.Technological capabilities|outline" text:style-name="Internet_20_link" text:visited-style-name="Visited_20_Internet_20_Link">animal</text:a>. Usually a tail twitching, pointing me in a particular direction. </text:p>
      <text:p text:style-name="P9"/>
      <text:h text:style-name="P27" text:outline-level="1"><text:bookmark-start text:name="__RefHeading___Toc1446_70437237"/><text:soft-page-break/>How I know I have a Neural Interface<text:bookmark-end text:name="__RefHeading___Toc1446_70437237"/></text:h>
      <text:p text:style-name="P19"><text:span text:style-name="T3">This </text:span><text:span text:style-name="T5">section</text:span><text:span text:style-name="T3"> details the things I have experienced that convince me I have a neural interface, the things I've experienced that leave me no choice but to conclude logically that my mind is being read. I'm a </text:span><text:a xlink:type="simple" xlink:href="https://en.wikipedia.org/wiki/Humanism" text:style-name="Internet_20_link" text:visited-style-name="Visited_20_Internet_20_Link"><text:span text:style-name="T3">Humanist</text:span></text:a><text:span text:style-name="T3">, understanding the world in a rational way is an important part of my life. If you're looking for evidence I provide some details into the experiments I've done. They are not conclusive. My plan to obtain definitive proof will come later, after I've completed writing my full account. </text:span></text:p>
      <text:p text:style-name="P5"/>
      <text:h text:style-name="P28" text:outline-level="2"><text:bookmark-start text:name="__RefHeading___Toc1448_70437237"/>Plausibility<text:bookmark-end text:name="__RefHeading___Toc1448_70437237"/></text:h>
      <text:p text:style-name="P5">Whilst my claim is difficult to believe, I first wish to demonstrate that it is plausible. That it is not something that only exists as science fiction and that the technology is feasible and the evidence for it already exists. </text:p>
      <text:p text:style-name="P5"/>
      <text:p text:style-name="P6">I would first draw your attention to this article about the project <text:a xlink:type="simple" xlink:href="https://en.wikipedia.org/wiki/Project_MKUltra" text:style-name="Internet_20_link" text:visited-style-name="Visited_20_Internet_20_Link">https://en.wikipedia.org/wiki/Project_MKUltra</text:a>. The opening section ends with this sentence "In December 2018, declassified documents revealed that the CIA made six dogs run, turn, and stop via remote control and brain implants as part of MKUltra." There are two articles referenced <text:a xlink:type="simple" xlink:href="https://nypost.com/2018/12/11/cia-once-secretly-implanted-mind-control-devices-in-dogs-brains/" text:style-name="Internet_20_link" text:visited-style-name="Visited_20_Internet_20_Link"><text:span text:style-name="T41">nypost.com</text:span></text:a> and <text:a xlink:type="simple" xlink:href="https://www.newsweek.com/cia-mkultra-documents-files-remote-control-dogs-1250519" text:style-name="Internet_20_link" text:visited-style-name="Visited_20_Internet_20_Link"><text:span text:style-name="T41">newsweek.com</text:span></text:a>.</text:p>
      <text:p text:style-name="P5">These experiments were done in the 60's. I'm sure you would agree that technology has progressed much since then. It provides evidence of the existence of devices capable of transmitting signals into a brain remotely via wireless signals. I am not claiming that the CIA did this to me, only that they perhaps were the first to experiment with those technologies.</text:p>
      <text:p text:style-name="P5"/>
      <text:p text:style-name="P5">I would next draw your attention to a company called <text:a xlink:type="simple" xlink:href="https://neuralink.com/" text:style-name="Internet_20_link" text:visited-style-name="Visited_20_Internet_20_Link">Neuralink</text:a>. They have demonstrated the use of a neural interface device in a monkey, allowing it to play a video game with its mind. Of course the device in my brain is far in advance of what they have demonstrated but we must work under the assumption that the organisation who run this experiment possess technology which is at least 10 years in advance of what the general public know to be possible.</text:p>
      <text:p text:style-name="P5"/>
      <text:h text:style-name="P28" text:outline-level="2"><text:bookmark-start text:name="__RefHeading___Toc1450_70437237"/>Why am I convinced<text:bookmark-end text:name="__RefHeading___Toc1450_70437237"/></text:h>
      <text:p text:style-name="P5">The fact that my mind can be read has been demonstrated to me on countless occasions in several ways. </text:p>
      <text:p text:style-name="P5"/>
      <text:h text:style-name="P29" text:outline-level="3"><text:bookmark-start text:name="__RefHeading___Toc1452_70437237"/>Audible feedback in response to thoughts<text:bookmark-end text:name="__RefHeading___Toc1452_70437237"/></text:h>
      <text:p text:style-name="P5">One of the most frequent is positive and negative audio feedback I receive in response to various kinds of thoughts, detailed <text:a xlink:type="simple" xlink:href="#3.9.1.Audible feedback |outline" text:style-name="Internet_20_link" text:visited-style-name="Visited_20_Internet_20_Link">here</text:a>. This has happened thousands of times, far too frequent for those sounds to be coincidental. </text:p>
      <text:h text:style-name="P29" text:outline-level="3"><text:bookmark-start text:name="__RefHeading___Toc1454_70437237"/><text:soft-page-break/>Seeing online content which highly relate to recent thoughts<text:bookmark-end text:name="__RefHeading___Toc1454_70437237"/></text:h>
      <text:p text:style-name="P15"><text:span text:style-name="T3">Another common way is for me to see a social media post whose contents highly relate to a recent thought I've had. I'll give an example from this morning (27/01/2022). To give context I'm half way through writing the contents of this </text:span><text:span text:style-name="T17">document</text:span><text:span text:style-name="T3">. One of the things I was thinking when I woke up that morning was how to explain my theory of how these devices are surgically implanted into my head. I imagine the surgeries </text:span><text:span text:style-name="T17">could </text:span><text:span text:style-name="T3">occur whilst I am sleeping, perhaps in hotel rooms. I imagined a hidden square section of the wall behind the bed coming away to reveal surgical instruments which could be operated remotely, perhaps even autonomously. Far fetched perhaps, not so if you remember that they possess technology </text:span><text:a xlink:type="simple" xlink:href="#2.6.Technological capabilities|outline" text:style-name="Internet_20_link" text:visited-style-name="Visited_20_Internet_20_Link"><text:span text:style-name="T3">far in advanced</text:span></text:a><text:span text:style-name="T3"> of what we know is possible. Regardless, when I started browsing social media this morning the first post I saw on Reddit was this </text:span><text:a xlink:type="simple" xlink:href="https://www.reddit.com/r/nextfuckinglevel/comments/sdgmh8/patio_with_hidden_table_and_benches/?utm_source=share&amp;utm_medium=web2x&amp;context=3" text:style-name="Internet_20_link" text:visited-style-name="Visited_20_Internet_20_Link"><text:span text:style-name="T3">one</text:span></text:a><text:span text:style-name="T3">. It shows something hidden being deployed from a flat surface in the same way I had imagined less than an hour earlier. This has happened 100's of times, where the post I am shown related to some thought I've been having recently. Usually in one of the first posts I am browsing through, not always the first.</text:span></text:p>
      <text:p text:style-name="P5"/>
      <text:h text:style-name="P29" text:outline-level="3"><text:bookmark-start text:name="__RefHeading___Toc1456_70437237"/><text:span text:style-name="T35">Strangers saying something which sound like a response to a though</text:span><text:span text:style-name="T36">t</text:span><text:bookmark-end text:name="__RefHeading___Toc1456_70437237"/></text:h>
      <text:p text:style-name="P5">This occurs with much less frequency than the previous two as it can only happen when I'm in public around other people. Sometimes as I'm walking past a person I will catch a sentence or two from their conversation, and the sentence they speak almost forms a response to a thought I've had in the last few seconds. Now I realise for that to happen, my thought must be read remotely, a response formed and then sent to the person I'm just about to walk past so they can say that out loud, all in a matter of a few seconds. It does sound improbable but I've experienced it frequently enough that I don't think it could happen just by chance. A rather grim example is one where I was walking through Epping Forest and was thinking about how <text:a xlink:type="simple" xlink:href="#2.The Network|outline" text:style-name="Internet_20_link" text:visited-style-name="Visited_20_Internet_20_Link">the network</text:a> might choose to kill me in a horrible way. I remember seeing an article about North Korea and how sometimes prisoners were eaten alive by dogs and had that thought in my mind, we were walking passed a couple at that moment and the lady said "Oh, not that one", <text:span text:style-name="T53">as if to mean they were planning something else.</text:span> The sentence was said slightly louder than the rest of the conversation, highlighting it to me. This has happened dozens of times.</text:p>
      <text:p text:style-name="P5"/>
      <text:h text:style-name="P29" text:outline-level="3"><text:bookmark-start text:name="__RefHeading___Toc1458_70437237"/>Hearing the device itself<text:bookmark-end text:name="__RefHeading___Toc1458_70437237"/></text:h>
      <text:p text:style-name="P15"><text:span text:style-name="T3">This has happened rarely, there were 3 occasions where I believe I could hear the device itself. I'm not sure what was happening to it but I could hear a distinct electronic high pitched </text:span><text:span text:style-name="T17">tone</text:span><text:span text:style-name="T3"> in my head, the sound would change frequency halfway, almost as if the device retuning itself. After a few seconds the sound would stop. The sensation was not painful, but did cause some alarm as it almost seemed the device </text:span><text:soft-page-break/><text:span text:style-name="T3">was malfunctioning. Given how rarely it happens, it can't be part of the devices normal function.</text:span></text:p>
      <text:p text:style-name="P5"/>
      <text:h text:style-name="P29" text:outline-level="3"><text:bookmark-start text:name="__RefHeading___Toc1460_70437237"/>Involuntary limb movements<text:bookmark-end text:name="__RefHeading___Toc1460_70437237"/></text:h>
      <text:p text:style-name="P5">I've experienced involuntary limb movements on several occasions suggesting that there is a device and it is capable of transmitting <text:span text:style-name="T53">signals </text:span>into my nervous system. There have been a couple of nights where I believe the administrators were trying to subject me to <text:a xlink:type="simple" xlink:href="#5.0.12.22nd May 2021  |outline" text:style-name="Internet_20_link" text:visited-style-name="Visited_20_Internet_20_Link">sleep deprivation</text:a>. In the moments just as I would be falling asleep I would feel my legs move quite suddenly, jolting me into a state of alertness and preventing me from going to sleep. This would continue for about an hour. This possibly may not have been done with malicious intent, perhaps it was their way of showing me how this technology could be misused in order that I actually fight back. It has not happened that often.</text:p>
      <text:p text:style-name="P5">There have been a few occasions where I would be watching something on television and I would feel my hand or leg move towards the screen, every time because they wanted to highlight something I had just seen.</text:p>
      <text:p text:style-name="P5"/>
      <text:h text:style-name="Heading_20_3" text:outline-level="3"><text:bookmark-start text:name="__RefHeading___Toc1462_70437237"/>Feeling my heart rate change<text:bookmark-end text:name="__RefHeading___Toc1462_70437237"/></text:h>
      <text:p text:style-name="P15"><text:span text:style-name="T3">There was one occasion where I felt my heart rate instantly go up for a few seconds before reverting to its normal pace in a way which felt completely unnatural and artificial. </text:span><text:span text:style-name="T18">Like somebody quickly turned up a dial and then turned it down again.</text:span><text:span text:style-name="T3"> I was being visited by a couple from the US. I had not seen them for sometime. It was as one of them approached me that my heart rate jumped. I think that was meant to serve as a warning as to what could happen if I went to the US, I could be taken out with an induced heart attack. Around </text:span><text:span text:style-name="T18">the time they were visiting</text:span><text:span text:style-name="T3"> there was a possibility I could go there for work. Again this was an event that demonstrated remote control of bodily function, only possible with a neural interface.</text:span></text:p>
      <text:p text:style-name="P5"/>
      <text:h text:style-name="Heading_20_2" text:outline-level="2"><text:bookmark-start text:name="__RefHeading___Toc1464_70437237"/>Evidence so far<text:bookmark-end text:name="__RefHeading___Toc1464_70437237"/></text:h>
      <text:p text:style-name="P5">I have tried a couple of things on my own to try and find proof for the existence of this device. </text:p>
      <text:p text:style-name="P5"/>
      <text:h text:style-name="Heading_20_3" text:outline-level="3"><text:bookmark-start text:name="__RefHeading___Toc1466_70437237"/>Metal detector<text:bookmark-end text:name="__RefHeading___Toc1466_70437237"/></text:h>
      <text:p text:style-name="P15"><text:span text:style-name="T3">I purchased a metal detector from </text:span><text:a xlink:type="simple" xlink:href="https://www.amazon.co.uk/gp/product/B07NTZTMBG/ref=ppx_yo_dt_b_search_asin_title?ie=UTF8&amp;th=1" text:style-name="Internet_20_link" text:visited-style-name="Visited_20_Internet_20_Link"><text:span text:style-name="T6">Amazon</text:span></text:a><text:span text:style-name="T6"> </text:span><text:span text:style-name="T3">to see if that would pick up any of the implants. When pointing the device at my chest and head, it did give off a reading to suggest there was something there. Later research suggested that metals in the blood can also cause positive readings, however I conducted that research by posting on online forums and I can't be sure that those responding were fake accounts just trying to lead me off the trail. I believe this is probably the easiest method of detecting the </text:span><text:soft-page-break/><text:span text:style-name="T3">presence of the device, if conducted by a professional with a higher quality metal detector. </text:span></text:p>
      <text:p text:style-name="P5"/>
      <text:h text:style-name="Heading_20_3" text:outline-level="3"><text:bookmark-start text:name="__RefHeading___Toc1468_70437237"/><text:span text:style-name="T34">T</text:span>rying to isolate and record transmissions from the device<text:bookmark-end text:name="__RefHeading___Toc1468_70437237"/></text:h>
      <text:p text:style-name="P5">I theorised that if the device is continuously transmitting my thoughts, it should be possible to detect those transmissions. I purchased a device called a <text:a xlink:type="simple" xlink:href="https://greatscottgadgets.com/hackrf/one" text:style-name="Internet_20_link" text:visited-style-name="Visited_20_Internet_20_Link">HackRF One</text:a>. It is a Software Defined Radio peripheral capable of transmission or reception of radio signals from 1 MHz to 6 GHz. If the device is using conventional WIFI or cellular towers for communication then transmission<text:span text:style-name="T54">s from it</text:span> would fall within that frequency range. I also constructed a <text:a xlink:type="simple" xlink:href="https://en.wikipedia.org/wiki/Faraday_cage" text:style-name="Internet_20_link" text:visited-style-name="Visited_20_Internet_20_Link">Faraday Cag</text:a><text:a xlink:type="simple" xlink:href="https://en.wikipedia.org/wiki/Faraday_cage" text:style-name="Internet_20_link" text:visited-style-name="Visited_20_Internet_20_Link"><text:span text:style-name="T39">e</text:span></text:a> which is an enclosure designed to block electromagnetic fields. My rudimentary faraday cage is a box, wrapped in 60 layers of metal catering foil. I theorised if I could create a space which was free from radio signals, if I placed myself in the space, any signals I detect must be coming from me. </text:p>
      <text:p text:style-name="P5"/>
      <text:p text:style-name="P5">I conducted several experiments, trying to narrow down frequency ranges at which the signals were strongest. I was able to detect significant activity in a frequency range between 2400 MHz and 2510 MHz. The original recordings were placed on a drive whose data became corrupted, however I created a report which I [[Timeline#December_2020|submitted to the police]]. The scan of that document can be downloaded here: <text:a xlink:type="simple" xlink:href="https://www.projectu.link/signalanalysis/page1.png" text:style-name="Internet_20_link" text:visited-style-name="Visited_20_Internet_20_Link">page 1</text:a> <text:a xlink:type="simple" xlink:href="https://www.projectu.link/signalanalysis/page2.png" text:style-name="Internet_20_link" text:visited-style-name="Visited_20_Internet_20_Link">page 2</text:a> <text:a xlink:type="simple" xlink:href="https://www.projectu.link/signalanalysis/page3.png" text:style-name="Internet_20_link" text:visited-style-name="Visited_20_Internet_20_Link">page 3</text:a> <text:a xlink:type="simple" xlink:href="https://www.projectu.link/signalanalysis/page4.png" text:style-name="Internet_20_link" text:visited-style-name="Visited_20_Internet_20_Link">page 4</text:a></text:p>
      <text:p text:style-name="P5"><text:s/></text:p>
      <text:p text:style-name="P5">The Faraday cage itself was of imperfect construction as some interference could be detected. An improved experiment would use a professionally constructed shielded space.</text:p>
      <text:p text:style-name="P5"/>
      <text:h text:style-name="Heading_20_2" text:outline-level="2"><text:bookmark-start text:name="__RefHeading___Toc1470_70437237"/>Obtaining conclusive evidence<text:bookmark-end text:name="__RefHeading___Toc1470_70437237"/></text:h>
      <text:p text:style-name="P5">Obtaining conclusive evidence should be very straightforward with the right equipment. I presume an X-Ray would be enough to show the device. The difficulty comes in that the <text:a xlink:type="simple" xlink:href="#2.The Network|outline" text:style-name="Internet_20_link" text:visited-style-name="Visited_20_Internet_20_Link">project administrators</text:a> would not want me to reveal the nature of the project given the lengths to which they have kept this secret. They possess tremendous wealth and power, demonstrating the capability to produce deep fake images and video with ease. One would presume that they would have covered all their bases in terms of common places one would go that could possibly reveal the nature of the implants. I'm certain any scanning equipment which I might encounter in a medical setting would be compromised and produce doctored images, hiding anything suspicious. My hope then would be to find a facility which has a scanning device which could not be compromised, without digital components which could easily be hacked. </text:p>
      <text:p text:style-name="P5"/>
      <text:p text:style-name="P5">I am hopeful because there are clearly people amongst the administrators who have been helping me. So much information has been shared, especially concerning the <text:soft-page-break/>potentially negative implications this project could have, that I can only presume they need me to succeed.</text:p>
      <text:p text:style-name="P5"/>
      <text:h text:style-name="Heading_20_1" text:outline-level="1"><text:bookmark-start text:name="__RefHeading___Toc1472_70437237"/>Timeline<text:bookmark-end text:name="__RefHeading___Toc1472_70437237"/></text:h>
      <text:p text:style-name="P10">This is a timeline of some of the more memorable events that have occurred. It is by no means a complete list of everything I know or remember. I include it to give a rough picture of the overall order of events. </text:p>
      <text:p text:style-name="P10"/>
      <text:h text:style-name="Heading_20_3" text:outline-level="3"><text:bookmark-start text:name="__RefHeading___Toc1474_70437237"/>1986 - 1990 <text:bookmark-end text:name="__RefHeading___Toc1474_70437237"/></text:h>
      <text:p text:style-name="P10">I have a memory of an event from this time. I had been taken to a classroom full of children. I've always remembered it as a school trip even though I don't recognise any of the children I am with. We play for some time and towards the end I am taken to a room adjacent to the classroom where it is revealed that one of the mirrors was a one way mirror allowing those inside the room to observe what was happening in the classroom without being seen. </text:p>
      <text:p text:style-name="P10"/>
      <text:h text:style-name="Heading_20_3" text:outline-level="3"><text:bookmark-start text:name="__RefHeading___Toc1476_70437237"/>1988 - 1992 <text:bookmark-end text:name="__RefHeading___Toc1476_70437237"/></text:h>
      <text:p text:style-name="P10">I have memories from some point during this time which would suggest to me something had done to my brain. I would spend my break times in primary school, wandering the playing ground, with my mind racing with thoughts and ideas. I become socially withdrawn.</text:p>
      <text:p text:style-name="P10"/>
      <text:h text:style-name="Heading_20_3" text:outline-level="3"><text:bookmark-start text:name="__RefHeading___Toc1478_70437237"/>2004 - 2008 <text:s text:c="2"/><text:bookmark-end text:name="__RefHeading___Toc1478_70437237"/></text:h>
      <text:p text:style-name="P10">There was a period of time where I would experience almost uncontrollable rage in response to witnessing violence, usually in a movie or TV. I would recall barely being able to stay in my seat due to the intensity of the rage. It never led me to hurt anyone. I believe this was the result of some kind of brain conditioning. I had gotten into a fight at university just before this time, I suppose around 2003. I didn't do a very good job of defending myself so perhaps they decided to do something to help me overcome that problem. A bit of waste since I've never been in another fight since then. This lasted for a few years, either the conditioning wore off or they did something to undo it. I haven't experienced anything similar for a very long time i.e. rage in response to witnessing violence. </text:p>
      <text:p text:style-name="P10"/>
      <text:h text:style-name="Heading_20_3" text:outline-level="3"><text:bookmark-start text:name="__RefHeading___Toc1480_70437237"/>December 2018 <text:bookmark-end text:name="__RefHeading___Toc1480_70437237"/></text:h>
      <text:p text:style-name="P10">I first began to suspect I was involved in something. People demonstrated indirectly that they knew details of my personal life which they should have had no way of knowing. I being noticing odd behaviours in people, on trains and other public places.</text:p>
      <text:p text:style-name="P10"><text:soft-page-break/></text:p>
      <text:h text:style-name="Heading_20_3" text:outline-level="3"><text:bookmark-start text:name="__RefHeading___Toc1482_70437237"/>May 2019 <text:bookmark-end text:name="__RefHeading___Toc1482_70437237"/></text:h>
      <text:p text:style-name="P10">The moment I first realised my mind could be read occurred on a night during this month. I had a thought which elicited a <text:a xlink:type="simple" xlink:href="#3.9.1.Audible feedback |outline" text:style-name="Internet_20_link" text:visited-style-name="Visited_20_Internet_20_Link">positive response sound</text:a>, the sound of an engine revving. It prompted me to wonder if my mind could be read, so I thought the question. "Can you read my mind?" which again caused me to hear the sound of an engine revving. In the time since I've had countless confirmations. </text:p>
      <text:p text:style-name="P10"/>
      <text:h text:style-name="Heading_20_3" text:outline-level="3"><text:bookmark-start text:name="__RefHeading___Toc1484_70437237"/>August 2019 <text:bookmark-end text:name="__RefHeading___Toc1484_70437237"/></text:h>
      <text:p text:style-name="P10">It was during this time that somebody gave me a copy of <text:a xlink:type="simple" xlink:href="https://en.wikipedia.org/wiki/The_Secret_(Byrne_book)" text:style-name="Internet_20_link" text:visited-style-name="Visited_20_Internet_20_Link">The Secret</text:a></text:p>
      <text:p text:style-name="P10"/>
      <text:h text:style-name="Heading_20_3" text:outline-level="3"><text:bookmark-start text:name="__RefHeading___Toc1486_70437237"/>October 2019 <text:bookmark-end text:name="__RefHeading___Toc1486_70437237"/></text:h>
      <text:p text:style-name="P10">It was during this time another book was left in my path. I can't remember the title of the book. It detailed a whole series of conspiracy theories and information about secretive groups. Two chapters stood out, one on the <text:a xlink:type="simple" xlink:href="https://en.wikipedia.org/wiki/Project_MKUltra" text:style-name="Internet_20_link" text:visited-style-name="Visited_20_Internet_20_Link">MKUltra project</text:a> which I eventually come to learn was the basis of many of the technologies used on me. The second one concerned the <text:a xlink:type="simple" xlink:href="https://en.wikipedia.org/wiki/Stargate_Project" text:style-name="Internet_20_link" text:visited-style-name="Visited_20_Internet_20_Link">Stargate Project</text:a>.</text:p>
      <text:p text:style-name="P10"/>
      <text:h text:style-name="Heading_20_3" text:outline-level="3"><text:bookmark-start text:name="__RefHeading___Toc1488_70437237"/><text:span text:style-name="T30">November 2020 </text:span><text:s/><text:bookmark-end text:name="__RefHeading___Toc1488_70437237"/></text:h>
      <text:p text:style-name="P10">This is an example of thought policing. There was a day where I became angry, over what I can't remember, but I used some foul language. Specifically the N-word several times. All in my head of course. I've never used that word directed at somebody out loud in my entire life. The next day whilst walking down Edgware road on my way to the supermarket a large black fellow was walking past me in the opposite direction. He was on the phone and just as I passed him he raised his voice and exclaimed loudly the word 'WHAT?', as if he didn't quite catch what the other person was saying and wanted them to repeat the word. </text:p>
      <text:p text:style-name="P10"/>
      <text:h text:style-name="Heading_20_3" text:outline-level="3"><text:bookmark-start text:name="__RefHeading___Toc1490_70437237"/><text:span text:style-name="T30">December 2020 </text:span><text:s/><text:bookmark-end text:name="__RefHeading___Toc1490_70437237"/></text:h>
      <text:p text:style-name="P10">I begin an <text:a xlink:type="simple" xlink:href="#4.3.2.Trying to isolate and record transmissions from the device|outline" text:style-name="Internet_20_link" text:visited-style-name="Visited_20_Internet_20_Link">experiment</text:a> to try and detect the wireless signals being emitted from the device. It takes me a couple of weeks. I then file a report at the nearest police station telling them what I suspect has been done to me. I give them the results of my experiment. They note down what I have to say but do not file an official report as they claim it would not get taken seriously and there is nothing they can do. I tell them if they were to help me find someone that could arrange a scan I could prove my story very quickly. They are unable to take such action, instead telling me I would be contacted by a community support team in the coming days. I recall missing a couple of phone calls which I never returned.</text:p>
      <text:p text:style-name="P10"/>
      <text:h text:style-name="Heading_20_3" text:outline-level="3"><text:bookmark-start text:name="__RefHeading___Toc1492_70437237"/><text:soft-page-break/>March 2021<text:bookmark-end text:name="__RefHeading___Toc1492_70437237"/></text:h>
      <text:p text:style-name="P10">This event occurred whilst I was having dinner. I made some disparaging remarks against the Americans/CIA whilst watching a TV show and this happened the next day during the evening. I recall we were watching Sky News and the correspondent was interviewing an American live. I don't remember what they were talking about but I remember he uttered a phrase, something along the lines of 'my heart aches'.. Or 'my heart goes out' and at the same time he put his hand over his heart. <text:s/>At that very moment I felt my own heart begin to hurt. Not strongly enough to cause alarm but enough to cause some discomfort. I suppose they wanted to send me a message, a reminder of the power they have over me and the state of virtual enslavement I am kept under.</text:p>
      <text:p text:style-name="P10"/>
      <text:h text:style-name="Heading_20_3" text:outline-level="3"><text:bookmark-start text:name="__RefHeading___Toc1494_70437237"/>April 2021<text:span text:style-name="T4"> </text:span><text:bookmark-end text:name="__RefHeading___Toc1494_70437237"/></text:h>
      <text:p text:style-name="P10">There are <text:a xlink:type="simple" xlink:href="#3.2.Divisions|outline" text:style-name="Internet_20_link" text:visited-style-name="Visited_20_Internet_20_Link">two elements</text:a> in the network administering the project. One represents God, the other represents Satan. I don't know if those elements are two people, or two groups of people. Regardless they play those two roles. There was a moment in the shower when I raged against the imaginary Satan in my mind, directly challenging him. I swore I would destroy him and in my mind I imagined holding him by the throat and forcing him to the ground. In the week that followed I suppose 'Satan' responded by causing me to have the most unsettling nightmares I've ever experienced:</text:p>
      <text:p text:style-name="P10"/>
      <text:list xml:id="list3622228982" text:style-name="L7">
        <text:list-item>
          <text:p text:style-name="P37">One where I was trapped in a tiny cage, not able to move. Like a battery caged chicken. I think this one was meant to show me that my mind has been imprisoned and that original thoughts and ideas were being farmed.</text:p>
        </text:list-item>
        <text:list-item>
          <text:p text:style-name="P37">One where I was wading through a room full of water. At some point I am sucked into a vortex and I experience my body disintegrating, as if I had been put through a blender. </text:p>
        </text:list-item>
        <text:list-item>
          <text:p text:style-name="P37">One where I was speaking to an old childhood friend. He was concerned that I had been drinking too much and I was laughing off his concerns. I could see he had begun to cry and I put my arm around him to tell him not to worry. At the moment I felt myself being swallowed up by the ground and everything turning to flame. I heard a really deep and menacing growl, as if it had come from the depths of hell. The sound was of pure evil, like nothing I've ever heard before. Once I awoke and realised it was just a dream I shrugged it off but that moment where I was swallowed up into nothingness was one of the worst I'd ever experienced. </text:p>
          <text:p text:style-name="P37"/>
        </text:list-item>
      </text:list>
      <text:h text:style-name="Heading_20_3" text:outline-level="3"><text:bookmark-start text:name="__RefHeading___Toc1496_70437237"/>22nd May 2021 <text:span text:style-name="T4"><text:s/></text:span><text:bookmark-end text:name="__RefHeading___Toc1496_70437237"/></text:h>
      <text:p text:style-name="P10">Upon the night of the 22nd of May at around 11pm as I was going to sleep, I experienced sudden limb movements. These limb movements occurred in the <text:soft-page-break/>moments just as I was about to fall asleep and the effect they had on me was to jolt me awake. This occurred at least 3 times. On the first two occasions I felt my arms move. On the third occasion I felt a leg move. All three times the movements occurred in the precise moment I was about to fall asleep resulting in me not being able to. Thankfully the interference did stop after about an hour and I did eventually manage to drift off. I did not experience any further sleep disturbing limb movements that night.</text:p>
      <text:h text:style-name="Heading_20_3" text:outline-level="3"><text:bookmark-start text:name="__RefHeading___Toc1498_70437237"/>22nd June 2021 <text:bookmark-end text:name="__RefHeading___Toc1498_70437237"/></text:h>
      <text:p text:style-name="P21"><text:span text:style-name="T20">On that</text:span><text:span text:style-name="T4"> morning, I experienced some angry thoughts. They were of the retaliatory kind, lashing out mentally against </text:span><text:span text:style-name="T20">the </text:span><text:a xlink:type="simple" xlink:href="#3.The Network|outline" text:style-name="Internet_20_link" text:visited-style-name="Visited_20_Internet_20_Link"><text:span text:style-name="T20">network</text:span></text:a><text:span text:style-name="T4"> who had enslaved my mind. Quite a reasonable feeling to have from time to time but they take a dim view of it regardless. They prefer silent obedience from their test subjects. Very shortly afterwards I heard a neighbours house alarm go off. Normally I wouldn't have thought anything of it but this had happened a few times in the preceding week. Usually following me doing something the controllers didn't like. Something as simple as reading an article can set these people off. Yesterday the alarm started blaring when I was reading an article on how Amazon was destroying millions of items every year instead of giving them to charity: </text:span><text:a xlink:type="simple" xlink:href="https://www.itv.com/news/2021-06-21/amazon-destroying-millions-of-items-of-unsold-stock-in-one-of-its-uk-warehouses-every-year-itv-news-investigation-finds" text:style-name="Internet_20_link" text:visited-style-name="Visited_20_Internet_20_Link"><text:span text:style-name="T4">link</text:span></text:a><text:span text:style-name="T4">. </text:span></text:p>
      <text:p text:style-name="P10">I put two and two together and figured they took a disliking to my angry thoughts. It only annoyed me a little at first and I was able to remain pretty calm whilst getting on with my work. I was actually quite impressed with my ability to remain so calm despite this impolite provocation.. But I made the mistake of daring them to carry on. 'Haha, I thought to myself, I could handle this all day, do your worst'. So of course, they obliged. Usually the alarm would stop after several minutes but this time the alarm kept repeating and turning itself back on after stopping, continuing for almost an hour. </text:p>
      <text:p text:style-name="P10"/>
      <text:h text:style-name="Heading_20_3" text:outline-level="3"><text:bookmark-start text:name="__RefHeading___Toc1500_70437237"/>7th July 2021 <text:s/><text:bookmark-end text:name="__RefHeading___Toc1500_70437237"/></text:h>
      <text:p text:style-name="P10">I was watching the England v Denmark game with a friend in a bar in central London. My friend is a hacker so I thought he might be able to help me understand the device, perhaps decipher the wireless signals it was giving off. I had mentioned it to him in messages but hadn't mentioned anything about it to him when I met him initially. There was a moment during the game where he asked me about what was going on, so I began to explain some of my theories. At that moment one of the security guards standing near our table started to button up his jacket with a serious look on his face. I interpreted that to mean "button up" another way of saying keep quiet. Clearly this fellow had been tasked with keeping an eye on us, he was too far to listen to what we were saying in a noisy bar but close enough to send a clear visual signal.</text:p>
      <text:p text:style-name="P10"/>
      <text:h text:style-name="Heading_20_3" text:outline-level="3"><text:bookmark-start text:name="__RefHeading___Toc1502_70437237"/><text:soft-page-break/>19th July 2021 <text:bookmark-end text:name="__RefHeading___Toc1502_70437237"/></text:h>
      <text:p text:style-name="P21"><text:span text:style-name="T4">This night I experienced the sleep deprivation attack, sudden muscle movements in the precise moments I was about to fall asleep. This happened 4 times. I think the reason was because of a conversation I had with the barber earlier in the day. I told him about my theory that COVID denial and </text:span><text:span text:style-name="T21">A</text:span><text:span text:style-name="T4">nti-</text:span><text:span text:style-name="T21">Vax</text:span><text:span text:style-name="T4"> theories were being spread intentionally by actors within the finance industry to make the COVID pandemic worse so that it kills off more people. Specifically members of the older generation claiming a pension. When these people pass away the pension fund no longer has to pay out and they gain financially. </text:span></text:p>
      <text:h text:style-name="Heading_20_3" text:outline-level="3"><text:bookmark-start text:name="__RefHeading___Toc1504_70437237"/>Q4 2021 <text:bookmark-end text:name="__RefHeading___Toc1504_70437237"/></text:h>
      <text:p text:style-name="P10">During the last few months of 2021, the more sinister side of Project U begins to become revealed to me. Up until that time, the external information input I had been getting was mostly positive, probably to prevent me becoming mentally unstable. During the entire year I demonstrated some measure of strength and resilience, working long hours for months at a time, transforming my physical fitness, staying clear from drugs and hardly drinking. Perhaps there were a few allies amongst the network that thought I might actually now be strong enough to put a stop to the project. I possess several traits which perhaps make me suitable for that task, understanding of current and future technologies, atheism and rational thinking. All test subjects are pushed towards belief in a higher power. But to truly believe in god is to live in a state of self-delusion. Sometimes that can help in life but to uncover this project would require someone like me, someone who interprets the world in strictly rational terms. </text:p>
      <text:p text:style-name="P10">There were several pieces of information I received which led me to believe a genocide or mass murder event could occur at some point in the near future. An unbelievable notion I agree, whilst there are cases of genocide around the world I had assumed the West had progressed passed just things. I suppose this could be a genocide of an entirely different kind, instantaneous, easy. No dragging people away to concentration camps. Just a button push and all that would be left would be to dispose of the bodies.</text:p>
      <text:p text:style-name="P10"/>
      <text:list xml:id="list4176799204" text:style-name="L8">
        <text:list-item>
          <text:p text:style-name="P43"><text:span text:style-name="T4">I was directed to watch </text:span><text:a xlink:type="simple" xlink:href="https://www.imdb.com/title/tt9686194/" text:style-name="Internet_20_link" text:visited-style-name="Visited_20_Internet_20_Link"><text:span text:style-name="T4">War of the Worlds 2019</text:span></text:a><text:span text:style-name="T4">. In that TV series it shows certain technologies which exists today which could be turned into weapons in the near future. It shows a robotic killing machine in the form of a dog, very similar to the dogs being developed by </text:span><text:a xlink:type="simple" xlink:href="https://en.wikipedia.org/wiki/Boston_Dynamics" text:style-name="Internet_20_link" text:visited-style-name="Visited_20_Internet_20_Link"><text:span text:style-name="T4">Boston Dynamics</text:span></text:a><text:span text:style-name="T4">. There is an event early on in the series where a large percentage of the population is killed off when a specific signal is transmitted across the world. This kind of mass murder event could easily be carried out in the real world if there comes a time when everyone has been implanted with <text:s/>a neural interface. I believe these two things were inserted into the show to serve as a warning as to what </text:span><text:span text:style-name="T21">could</text:span><text:span text:style-name="T4"> happen </text:span><text:span text:style-name="T21">in the near future</text:span><text:span text:style-name="T4">. There is a similar warning in the movie </text:span><text:a xlink:type="simple" xlink:href="https://en.wikipedia.org/wiki/V_for_Vendetta_(film)" text:style-name="Internet_20_link" text:visited-style-name="Visited_20_Internet_20_Link"><text:span text:style-name="T4">V for </text:span></text:a><text:soft-page-break/><text:a xlink:type="simple" xlink:href="https://en.wikipedia.org/wiki/V_for_Vendetta_(film)" text:style-name="Internet_20_link" text:visited-style-name="Visited_20_Internet_20_Link"><text:span text:style-name="T4">Vendetta</text:span></text:a><text:span text:style-name="T4"> which speaks of a time called the Reclamation when all ethnic minorities are exterminated. </text:span></text:p>
        </text:list-item>
      </text:list>
      <text:p text:style-name="P10"/>
      <text:list xml:id="list140806259343240" text:continue-numbering="true" text:style-name="L8">
        <text:list-item>
          <text:p text:style-name="P38">There were several times I noticed the word genocide being highlighted in something I was watching</text:p>
        </text:list-item>
      </text:list>
      <text:p text:style-name="P10"/>
      <text:list xml:id="list140805091052320" text:continue-numbering="true" text:style-name="L8">
        <text:list-item>
          <text:p text:style-name="P38">There was one mention of a weapon that could kill en masse whilst leaving all infrastructure intact</text:p>
        </text:list-item>
      </text:list>
      <text:p text:style-name="P10"/>
      <text:list xml:id="list140805611350266" text:continue-numbering="true" text:style-name="L8">
        <text:list-item>
          <text:p text:style-name="P38">It was hinted at that a certain part of the <text:a xlink:type="simple" xlink:href="#2.The Network|outline" text:style-name="Internet_20_link" text:visited-style-name="Visited_20_Internet_20_Link">network</text:a> who hold fascist beliefs, plan to use the weapon to bring England back to a state where everyone is white. There could be similar plans across Europe or wherever they plan to deploy this technology. </text:p>
          <text:p text:style-name="P38"/>
        </text:list-item>
      </text:list>
      <text:h text:style-name="Heading_20_3" text:outline-level="3"><text:bookmark-start text:name="__RefHeading___Toc1506_70437237"/>22nd January 2022 <text:bookmark-end text:name="__RefHeading___Toc1506_70437237"/></text:h>
      <text:p text:style-name="P10">I send out a message to a large number of contacts on WhatsApp. The message contained a <text:a xlink:type="simple" xlink:href="https://drive.protonmail.com/urls/4EZJFPBTHC#zzcoQXbWB4Ud" text:style-name="Internet_20_link" text:visited-style-name="Visited_20_Internet_20_Link">link</text:a> to a 2 page PDF document giving a brief overview of what ProjectU is, some of the technologies involved, why I was concerned, and why everyone else should be concerned. The message and document served as a form of insurance to discourage attempts on my life over the following months. If I did happen to die then I would hope at the very least it would provide some credence to my story. With this insurance in place I would be able to take bolder steps into uncovering this scandal including writing a far more detail<text:span text:style-name="T55">ed</text:span> account and to start reaching out to those who could help me provide conclusive evidence.</text:p>
      <text:p text:style-name="P10"/>
      <text:h text:style-name="Heading_20_3" text:outline-level="3"><text:bookmark-start text:name="__RefHeading___Toc1508_70437237"/>23rd January 2022 <text:bookmark-end text:name="__RefHeading___Toc1508_70437237"/></text:h>
      <text:p text:style-name="P10">I meet up with a good friend who I had not seen for a sometime. She was concerned about the message I had sent the day before. I tell her about my experiences and my fears for what the project means. About half way through I begin to experience a panic attack, I had difficulty breathing and struggled to speak. At the time I just attributed it to talking too much, and for too long about something stressful. In the days later I realised the panic attack could have been something remotely triggered in an attempt to get me to stop talking. In the movie <text:a xlink:type="simple" xlink:href="https://en.wikipedia.org/wiki/American_Ultra" text:style-name="Internet_20_link" text:visited-style-name="Visited_20_Internet_20_Link"><text:span text:style-name="T40">American Ultra</text:span></text:a>, panic attacks are used as a way of controlling the character Mike, who is also a <text:a xlink:type="simple" xlink:href="https://en.wikipedia.org/wiki/Project_MKUltra" text:style-name="Internet_20_link" text:visited-style-name="Visited_20_Internet_20_Link"><text:span text:style-name="T40">MK Ultra</text:span></text:a><text:span text:style-name="T40"> </text:span>test subject.</text:p>
      <text:p text:style-name="P10"/>
      <text:p text:style-name="P10">Whilst walking around the park we passed a man twice. His facial expression was quite distinctive, it looked like he was making an effort to keep his mouth shut. I took that to mean he was sending me a message, trying to get me to keep my mouth shut. </text:p>
      <text:p text:style-name="P10"/>
      <text:h text:style-name="Heading_20_3" text:outline-level="3"><text:bookmark-start text:name="__RefHeading___Toc1510_70437237"/>24th January 2022 <text:bookmark-end text:name="__RefHeading___Toc1510_70437237"/></text:h>
      <text:p text:style-name="P10">I begin to create this Wik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2T16:41:32.961618810</meta:creation-date>
    <dc:date>2022-02-04T14:08:04.892243808</dc:date>
    <meta:editing-duration>PT1H49M50S</meta:editing-duration>
    <meta:editing-cycles>21</meta:editing-cycles>
    <meta:generator>LibreOffice/6.4.7.2$Linux_X86_64 LibreOffice_project/40$Build-2</meta:generator>
    <meta:document-statistic meta:table-count="0" meta:image-count="0" meta:object-count="0" meta:page-count="32" meta:paragraph-count="325" meta:word-count="13905" meta:character-count="78712" meta:non-whitespace-character-count="65054"/>
  </office:meta>
</office:document-meta>
</file>